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4" style:family="table">
      <style:table-properties style:width="8.565cm" table:align="center" style:writing-mode="lr-tb"/>
    </style:style>
    <style:style style:name="Tableau4.A" style:family="table-column">
      <style:table-column-properties style:column-width="5.094cm"/>
    </style:style>
    <style:style style:name="Tableau4.B" style:family="table-column">
      <style:table-column-properties style:column-width="0.61cm"/>
    </style:style>
    <style:style style:name="Tableau4.C" style:family="table-column">
      <style:table-column-properties style:column-width="0.845cm"/>
    </style:style>
    <style:style style:name="Tableau4.D" style:family="table-column">
      <style:table-column-properties style:column-width="2.016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45c78" officeooo:paragraph-rsid="00a45c78"/>
    </style:style>
    <style:style style:name="P2" style:family="paragraph" style:parent-style-name="_5f_Paragraphe">
      <style:paragraph-properties fo:text-align="center" style:justify-single-word="false"/>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_5f_Paragraphe">
      <style:text-properties officeooo:paragraph-rsid="0093cfc8"/>
    </style:style>
    <style:style style:name="P24" style:family="paragraph" style:parent-style-name="Table_20_Contents">
      <style:paragraph-properties fo:margin-top="0cm" fo:margin-bottom="0cm" style:contextual-spacing="false"/>
      <style:text-properties officeooo:paragraph-rsid="00963726"/>
    </style:style>
    <style:style style:name="P25" style:family="paragraph" style:parent-style-name="_5f_Paragraphe">
      <style:text-properties officeooo:paragraph-rsid="00963726"/>
    </style:style>
    <style:style style:name="P26" style:family="paragraph" style:parent-style-name="_5f_Tableau_5f_Centré_5f_Gras">
      <style:paragraph-properties fo:margin-top="0cm" fo:margin-bottom="0cm" style:contextual-spacing="false"/>
      <style:text-properties officeooo:paragraph-rsid="0097d722"/>
    </style:style>
    <style:style style:name="P27" style:family="paragraph" style:parent-style-name="_5f_Paragraphe">
      <style:text-properties officeooo:paragraph-rsid="0097d722"/>
    </style:style>
    <style:style style:name="P28" style:family="paragraph" style:parent-style-name="_5f_Paragraphe" style:master-page-name="">
      <style:paragraph-properties style:page-number="auto"/>
      <style:text-properties officeooo:paragraph-rsid="00aa8438"/>
    </style:style>
    <style:style style:name="P29" style:family="paragraph" style:parent-style-name="_5f_Paragraphe">
      <style:paragraph-properties fo:margin-top="0cm" fo:margin-bottom="0cm" style:contextual-spacing="false"/>
      <style:text-properties officeooo:paragraph-rsid="00aa8438"/>
    </style:style>
    <style:style style:name="P30" style:family="paragraph" style:parent-style-name="_5f_Paragraphe" style:master-page-name="">
      <style:paragraph-properties fo:margin-top="0cm" fo:margin-bottom="0cm" style:contextual-spacing="false" style:page-number="auto"/>
      <style:text-properties officeooo:paragraph-rsid="00aa8438"/>
    </style:style>
    <style:style style:name="P31" style:family="paragraph" style:parent-style-name="_5f_Paragraphe">
      <style:text-properties officeooo:paragraph-rsid="00aa8438"/>
    </style:style>
    <style:style style:name="P32" style:family="paragraph" style:parent-style-name="_5f_Paragraphe">
      <style:text-properties officeooo:paragraph-rsid="00abf89b"/>
    </style:style>
    <style:style style:name="P33" style:family="paragraph" style:parent-style-name="_5f_Paragraphe">
      <style:paragraph-properties fo:margin-top="0cm" fo:margin-bottom="0cm" style:contextual-spacing="false"/>
      <style:text-properties officeooo:paragraph-rsid="00abf89b"/>
    </style:style>
    <style:style style:name="P34" style:family="paragraph" style:parent-style-name="Footer">
      <style:text-properties officeooo:rsid="00178920" officeooo:paragraph-rsid="00178920"/>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_5f_Footer_20_page_20_impaire_20__28_D_29_"/>
    <style:style style:name="P37" style:family="paragraph" style:parent-style-name="_5f_Footer_20_page_20_impaire_20__28_D_29_">
      <style:text-properties officeooo:rsid="00abf89b" officeooo:paragraph-rsid="00abf89b"/>
    </style:style>
    <style:style style:name="P38" style:family="paragraph" style:parent-style-name="_5f_Footer_20_page_20_paire_20__28_G_29_">
      <style:text-properties officeooo:rsid="00a88c53" officeooo:paragraph-rsid="00a88c53"/>
    </style:style>
    <style:style style:name="P39" style:family="paragraph" style:parent-style-name="_5f_Footer_20_page_20_paire_20__28_G_29_"/>
    <style:style style:name="P40" style:family="paragraph" style:parent-style-name="_5f_Header_20_D_20_page_20_paire_20__28_G_29_">
      <style:text-properties officeooo:rsid="005097e4" officeooo:paragraph-rsid="005097e4"/>
    </style:style>
    <style:style style:name="P41" style:family="paragraph" style:parent-style-name="_5f_Header_20_G_20_page_20_paire_20__28_G_29_">
      <style:text-properties officeooo:paragraph-rsid="0334a5be"/>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bf89b" officeooo:paragraph-rsid="00abf89b"/>
    </style:style>
    <style:style style:name="P44" style:family="paragraph" style:parent-style-name="_5f_Paragraphe_5f_Bullet" style:list-style-name="List_20_1">
      <style:text-properties officeooo:paragraph-rsid="0093cfc8"/>
    </style:style>
    <style:style style:name="P45" style:family="paragraph" style:parent-style-name="_5f_Paragraphe_5f_Bullet" style:list-style-name="List_20_1">
      <style:paragraph-properties fo:text-align="end" style:justify-single-word="false"/>
      <style:text-properties officeooo:paragraph-rsid="0093cfc8"/>
    </style:style>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text-properties officeooo:paragraph-rsid="00963726"/>
    </style:style>
    <style:style style:name="P48" style:family="paragraph" style:parent-style-name="_5f_Paragraphe_5f_avec_5f_Num_5f_Question" style:list-style-name="_5f_Numérotation_20_des_20_exercices">
      <style:paragraph-properties fo:margin-top="0.099cm" fo:margin-bottom="0.099cm" style:contextual-spacing="false"/>
      <style:text-properties officeooo:paragraph-rsid="00963726"/>
    </style:style>
    <style:style style:name="P49" style:family="paragraph" style:parent-style-name="_5f_Paragraphe_5f_avec_5f_Num_5f_Question" style:list-style-name="_5f_Numérotation_20_des_20_exercices">
      <style:paragraph-properties fo:margin-top="0cm" fo:margin-bottom="0cm" style:contextual-spacing="false"/>
      <style:text-properties officeooo:paragraph-rsid="009cbff0"/>
    </style:style>
    <style:style style:name="P50" style:family="paragraph" style:parent-style-name="_5f_Paragraphe_5f_avec_5f_Num_5f_Question" style:list-style-name="_5f_Numérotation_20_des_20_exercices">
      <style:text-properties officeooo:paragraph-rsid="00aa8438"/>
    </style:style>
    <style:style style:name="P51" style:family="paragraph" style:parent-style-name="_5f_Paragraphe_5f_avec_5f_Num_5f_Question" style:list-style-name="_5f_Numérotation_20_des_20_exercices">
      <style:text-properties officeooo:paragraph-rsid="00ad7f8f"/>
    </style:style>
    <style:style style:name="P52" style:family="paragraph" style:parent-style-name="_5f_Paragraphe_5f_avec_5f_Num_5f_Question" style:list-style-name="_5f_Numérotation_20_des_20_exercices">
      <style:text-properties officeooo:paragraph-rsid="00ae72b8"/>
    </style:style>
    <style:style style:name="P53" style:family="paragraph" style:parent-style-name="_5f_Paragraphe_5f_avec_5f_Num_5f_Question" style:list-style-name="_5f_Numérotation_20_des_20_exercices">
      <style:paragraph-properties fo:margin-top="0.099cm" fo:margin-bottom="0.099cm" style:contextual-spacing="false"/>
      <style:text-properties officeooo:rsid="009286cc" officeooo:paragraph-rsid="00963726"/>
    </style:style>
    <style:style style:name="P54" style:family="paragraph" style:parent-style-name="_5f_Paragraphe_5f_avec_5f_Num_5f_Question" style:list-style-name="_5f_Numérotation_20_des_20_exercices">
      <style:text-properties officeooo:rsid="009286cc" officeooo:paragraph-rsid="00963726"/>
    </style:style>
    <style:style style:name="P55" style:family="paragraph" style:parent-style-name="_5f_Paragraphe_5f_avec_5f_Num_5f_Question" style:list-style-name="_5f_Numérotation_20_des_20_exercices">
      <style:paragraph-properties fo:margin-top="0.099cm" fo:margin-bottom="0.099cm" style:contextual-spacing="false"/>
      <style:text-properties officeooo:rsid="009286cc" officeooo:paragraph-rsid="009286cc"/>
    </style:style>
    <style:style style:name="P56" style:family="paragraph" style:parent-style-name="_5f_Paragraphe_5f_avec_5f_Num_5f_Question" style:list-style-name="_5f_Numérotation_20_des_20_exercices">
      <style:text-properties fo:color="#000000" loext:opacity="100%" officeooo:rsid="0096ad1a" officeooo:paragraph-rsid="00acd085" fo:background-color="#ffff00"/>
    </style:style>
    <style:style style:name="P57" style:family="paragraph" style:parent-style-name="_5f_Paragraphe_5f_avec_5f_Num_5f_Question" style:list-style-name="_5f_Numérotation_20_des_20_exercices">
      <style:text-properties fo:color="#000000" loext:opacity="100%" officeooo:rsid="0096ad1a" officeooo:paragraph-rsid="00ad7f8f" fo:background-color="#ffff00"/>
    </style:style>
    <style:style style:name="P58" style:family="paragraph" style:parent-style-name="_5f_Paragraphe_5f_avec_5f_Num_5f_Question" style:list-style-name="_5f_Numérotation_20_des_20_exercices">
      <style:text-properties officeooo:rsid="0093cfc8" officeooo:paragraph-rsid="0093cfc8"/>
    </style:style>
    <style:style style:name="P59" style:family="paragraph" style:parent-style-name="_5f_Paragraphe_5f_avec_5f_Num_5f_Question" style:list-style-name="_5f_Numérotation_20_des_20_exercices">
      <style:text-properties officeooo:rsid="0093cfc8" officeooo:paragraph-rsid="00963726"/>
    </style:style>
    <style:style style:name="P60" style:family="paragraph" style:parent-style-name="_5f_Premier_5f_Titre_5f_Exercices_5f_avec_5f_Num_5f_Exo_5f_sans_5f_Titre" style:list-style-name="_5f_Numérotation_20_des_20_exercices" style:master-page-name="SERIE_5f_NUMERIQUE_5f_CLR_5f_d7e12c_5f_2COL">
      <style:paragraph-properties fo:margin-top="0cm" fo:margin-bottom="0cm" style:contextual-spacing="false" style:page-number="auto"/>
      <style:text-properties officeooo:paragraph-rsid="00963726"/>
    </style:style>
    <style:style style:name="P61" style:family="paragraph" style:parent-style-name="_5f_Premier_5f_Titre_5f_Exercices_5f_avec_5f_Num_5f_Exo_5f_sans_5f_Titre" style:list-style-name="_5f_Numérotation_20_des_20_exercices">
      <style:paragraph-properties fo:break-before="column"/>
    </style:style>
    <style:style style:name="P62" style:family="paragraph" style:parent-style-name="_5f_Titre_5f_Exercices_5f_avec_5f_Titre" style:list-style-name="_5f_Numérotation_20_des_20_exercices">
      <style:text-properties officeooo:paragraph-rsid="0093cfc8"/>
    </style:style>
    <style:style style:name="P63" style:family="paragraph" style:parent-style-name="_5f_Titre_5f_Exercices_5f_sans_5f_Titre" style:list-style-name="_5f_Numérotation_20_des_20_exercices">
      <style:paragraph-properties fo:margin-top="0.199cm" fo:margin-bottom="0cm" style:contextual-spacing="false"/>
      <style:text-properties officeooo:paragraph-rsid="00963726"/>
    </style:style>
    <style:style style:name="P64" style:family="paragraph" style:parent-style-name="_5f_Titre_5f_Exercices_5f_sans_5f_Titre" style:list-style-name="_5f_Numérotation_20_des_20_exercices">
      <style:text-properties officeooo:paragraph-rsid="00963726"/>
    </style:style>
    <style:style style:name="P65" style:family="paragraph" style:parent-style-name="_5f_Titre_5f_Exercices_5f_sans_5f_Titre" style:list-style-name="_5f_Numérotation_20_des_20_exercices">
      <style:paragraph-properties fo:margin-top="0.199cm" fo:margin-bottom="0cm" style:contextual-spacing="false"/>
    </style:style>
    <style:style style:name="P66" style:family="paragraph" style:parent-style-name="_5f_Titre_5f_Exercices_5f_sans_5f_Titre" style:list-style-name="_5f_Numérotation_20_des_20_exercices">
      <style:text-properties officeooo:paragraph-rsid="0097d722"/>
    </style:style>
    <style:style style:name="P67" style:family="paragraph" style:parent-style-name="_5f_Titre_5f_Exercices_5f_sans_5f_Titre" style:list-style-name="_5f_Numérotation_20_des_20_exercices">
      <style:paragraph-properties fo:break-before="column"/>
      <style:text-properties officeooo:paragraph-rsid="0097d722"/>
    </style:style>
    <style:style style:name="P68" style:family="paragraph">
      <style:paragraph-properties fo:text-align="center"/>
    </style:style>
    <style:style style:name="P6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70" style:family="paragraph">
      <loext:graphic-properties draw:fill="solid" draw:fill-color="#1ca2b8"/>
    </style:style>
    <style:style style:name="P71" style:family="paragraph">
      <loext:graphic-properties draw:fill="solid" draw:fill-color="#d7e12c"/>
    </style:style>
    <style:style style:name="P72" style:family="paragraph">
      <loext:graphic-properties draw:fill="solid" draw:fill-color="#9d0f89"/>
    </style:style>
    <style:style style:name="P73"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style>
    <style:style style:name="P7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SimSun"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P78" style:family="paragraph">
      <loext:graphic-properties draw:fill="solid" draw:fill-color="#7fb241"/>
    </style:style>
    <style:style style:name="P7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8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d62e4e"/>
    </style:style>
    <style:style style:name="P86" style:family="paragraph">
      <loext:graphic-properties draw:fill="none"/>
      <style:paragraph-properties fo:text-align="cente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style:use-window-font-color="true" loext:opacity="0%"/>
    </style:style>
    <style:style style:name="T30" style:family="text">
      <style:text-properties style:use-window-font-color="true" loext:opacity="0%" fo:font-style="normal"/>
    </style:style>
    <style:style style:name="T31" style:family="text">
      <style:text-properties style:use-window-font-color="true" loext:opacity="0%" fo:font-style="normal" fo:font-weight="normal" officeooo:rsid="00963726" style:font-size-asian="12pt" style:font-style-asian="normal" style:font-weight-asian="normal" style:font-size-complex="12pt" style:font-style-complex="normal" style:font-weight-complex="normal"/>
    </style:style>
    <style:style style:name="T32" style:family="text">
      <style:text-properties style:use-window-font-color="true" loext:opacity="0%" fo:font-style="normal" officeooo:rsid="00963726" style:font-size-asian="12pt" style:font-style-asian="normal" style:font-size-complex="12pt" style:font-style-complex="normal"/>
    </style:style>
    <style:style style:name="T33" style:family="text">
      <style:text-properties style:use-window-font-color="true" loext:opacity="0%" fo:font-style="normal" officeooo:rsid="0096ad1a" fo:background-color="#ffff00" loext:char-shading-value="0" style:font-size-asian="10pt" style:font-style-asian="normal" style:font-size-complex="10pt" style:font-style-complex="normal"/>
    </style:style>
    <style:style style:name="T34" style:family="text">
      <style:text-properties style:use-window-font-color="true" loext:opacity="0%" fo:font-style="normal" officeooo:rsid="009887cd" fo:background-color="#ffff00" loext:char-shading-value="0" style:font-size-asian="10pt" style:font-style-asian="normal" style:font-size-complex="10pt" style:font-style-complex="normal"/>
    </style:style>
    <style:style style:name="T35" style:family="text">
      <style:text-properties style:use-window-font-color="true" loext:opacity="0%" fo:font-style="normal" officeooo:rsid="00aa8438"/>
    </style:style>
    <style:style style:name="T36" style:family="text">
      <style:text-properties style:use-window-font-color="true" loext:opacity="0%" fo:font-style="italic"/>
    </style:style>
    <style:style style:name="T37" style:family="text">
      <style:text-properties style:use-window-font-color="true" loext:opacity="0%" fo:font-style="italic" fo:font-weight="normal" officeooo:rsid="00963726" style:font-size-asian="12pt" style:font-style-asian="italic" style:font-weight-asian="normal" style:font-size-complex="12pt" style:font-style-complex="italic" style:font-weight-complex="normal"/>
    </style:style>
    <style:style style:name="T38" style:family="text">
      <style:text-properties style:use-window-font-color="true" loext:opacity="0%" fo:font-style="italic" officeooo:rsid="00963726" style:font-size-asian="12pt" style:font-size-complex="12pt"/>
    </style:style>
    <style:style style:name="T39" style:family="text">
      <style:text-properties style:use-window-font-color="true" loext:opacity="0%" fo:font-style="italic" officeooo:rsid="0096ad1a" fo:background-color="#ffff00" loext:char-shading-value="0" style:font-size-asian="10pt" style:font-style-asian="normal" style:font-size-complex="10pt" style:font-style-complex="normal"/>
    </style:style>
    <style:style style:name="T40" style:family="text">
      <style:text-properties style:use-window-font-color="true" loext:opacity="0%" fo:font-style="italic" officeooo:rsid="009887cd" fo:background-color="#ffff00" loext:char-shading-value="0" style:font-size-asian="10pt" style:font-style-asian="normal" style:font-size-complex="10pt" style:font-style-complex="normal"/>
    </style:style>
    <style:style style:name="T41" style:family="text">
      <style:text-properties style:use-window-font-color="true" loext:opacity="0%" style:font-name="Times New Roman" fo:font-size="12pt" fo:font-style="italic" style:font-size-asian="12pt" style:font-size-complex="12pt"/>
    </style:style>
    <style:style style:name="T42" style:family="text">
      <style:text-properties style:use-window-font-color="true" loext:opacity="0%" style:font-name="Times New Roman" fo:font-size="12pt" fo:font-style="italic" officeooo:rsid="0093cfc8" style:font-size-asian="12pt" style:font-size-complex="12pt"/>
    </style:style>
    <style:style style:name="T43" style:family="text">
      <style:text-properties style:use-window-font-color="true" loext:opacity="0%" style:font-name="Times New Roman" fo:font-size="12pt" fo:font-style="italic" style:font-size-asian="12pt" style:font-style-asian="italic" style:font-size-complex="12pt" style:font-style-complex="italic"/>
    </style:style>
    <style:style style:name="T44" style:family="text">
      <style:text-properties style:use-window-font-color="true" loext:opacity="0%" style:font-name="Times New Roman" fo:font-size="12pt" fo:font-style="italic" officeooo:rsid="009286cc" style:font-size-asian="12pt" style:font-style-asian="italic" style:font-size-complex="12pt" style:font-style-complex="italic"/>
    </style:style>
    <style:style style:name="T45" style:family="text">
      <style:text-properties style:use-window-font-color="true" loext:opacity="0%" style:font-name="Times New Roman" fo:font-size="12pt" fo:font-style="italic" officeooo:rsid="00963726" style:font-size-asian="12pt" style:font-style-asian="italic" style:font-size-complex="12pt" style:font-style-complex="italic"/>
    </style:style>
    <style:style style:name="T46" style:family="text">
      <style:text-properties style:use-window-font-color="true" loext:opacity="0%" style:font-name="Times New Roman" fo:font-size="12pt" fo:font-style="italic" style:font-size-asian="12pt" style:font-style-asian="normal" style:font-size-complex="12pt" style:font-style-complex="normal"/>
    </style:style>
    <style:style style:name="T47" style:family="text">
      <style:text-properties style:use-window-font-color="true" loext:opacity="0%" style:font-name="Times New Roman" fo:font-size="12pt" fo:font-style="italic" officeooo:rsid="0093cfc8" style:font-size-asian="12pt" style:font-style-asian="normal" style:font-size-complex="12pt" style:font-style-complex="normal"/>
    </style:style>
    <style:style style:name="T48" style:family="text">
      <style:text-properties style:use-window-font-color="true" loext:opacity="0%" style:font-name="Times New Roman" fo:font-size="12pt" fo:font-style="italic" officeooo:rsid="00963726" style:font-size-asian="12pt" style:font-style-asian="normal" style:font-size-complex="12pt" style:font-style-complex="normal"/>
    </style:style>
    <style:style style:name="T49" style:family="text">
      <style:text-properties style:use-window-font-color="true" loext:opacity="0%" style:font-name="Times New Roman" fo:font-size="12pt" fo:font-style="italic" fo:font-weight="normal" officeooo:rsid="0093cfc8" style:font-size-asian="12pt" style:font-weight-asian="normal" style:font-size-complex="12pt" style:font-weight-complex="normal"/>
    </style:style>
    <style:style style:name="T50" style:family="text">
      <style:text-properties style:use-window-font-color="true" loext:opacity="0%" style:font-name="Times New Roman" fo:font-size="12pt" fo:font-style="italic" fo:font-weight="normal" officeooo:rsid="00963726" style:font-size-asian="12pt" style:font-weight-asian="normal" style:font-size-complex="12pt" style:font-weight-complex="normal"/>
    </style:style>
    <style:style style:name="T51" style:family="text">
      <style:text-properties style:use-window-font-color="true" loext:opacity="0%" style:font-name="Times New Roman" fo:font-size="12pt" fo:font-style="italic" fo:font-weight="normal" officeooo:rsid="0093cfc8" style:font-size-asian="12pt" style:font-style-asian="normal" style:font-weight-asian="normal" style:font-size-complex="12pt" style:font-style-complex="normal" style:font-weight-complex="normal"/>
    </style:style>
    <style:style style:name="T52" style:family="text">
      <style:text-properties style:use-window-font-color="true" loext:opacity="0%" style:font-name="Times New Roman" fo:font-size="12pt" fo:font-style="italic" fo:font-weight="normal" officeooo:rsid="00963726" style:font-size-asian="12pt" style:font-style-asian="normal" style:font-weight-asian="normal" style:font-size-complex="12pt" style:font-style-complex="normal" style:font-weight-complex="normal"/>
    </style:style>
    <style:style style:name="T53" style:family="text">
      <style:text-properties style:use-window-font-color="true" loext:opacity="0%" style:font-name="Times New Roman" fo:font-size="12pt" fo:font-style="italic" fo:font-weight="normal" officeooo:rsid="0093cfc8" style:font-size-asian="12pt" style:font-style-asian="italic" style:font-weight-asian="normal" style:font-size-complex="12pt" style:font-style-complex="italic" style:font-weight-complex="normal"/>
    </style:style>
    <style:style style:name="T54" style:family="text">
      <style:text-properties style:use-window-font-color="true" loext:opacity="0%" style:font-name="Times New Roman" fo:font-size="12pt" fo:font-style="italic" officeooo:rsid="0096ad1a" fo:background-color="#ffff00" loext:char-shading-value="0" style:font-size-asian="12pt" style:font-style-asian="normal" style:font-size-complex="12pt" style:font-style-complex="normal"/>
    </style:style>
    <style:style style:name="T55" style:family="text">
      <style:text-properties style:use-window-font-color="true" loext:opacity="0%" style:font-name="Times New Roman" fo:font-size="12pt" fo:font-style="italic" officeooo:rsid="009887cd" fo:background-color="#ffff00" loext:char-shading-value="0" style:font-size-asian="12pt" style:font-style-asian="normal" style:font-size-complex="12pt" style:font-style-complex="normal"/>
    </style:style>
    <style:style style:name="T56" style:family="text">
      <style:text-properties style:use-window-font-color="true" loext:opacity="0%" style:font-name="Times New Roman" fo:font-size="12pt" fo:font-style="italic" officeooo:rsid="009286cc" fo:background-color="#ffff00" loext:char-shading-value="0" style:font-size-asian="12pt" style:font-style-asian="italic" style:font-size-complex="12pt" style:font-style-complex="italic"/>
    </style:style>
    <style:style style:name="T57" style:family="text">
      <style:text-properties style:use-window-font-color="true" loext:opacity="0%" style:font-name="Times New Roman" fo:font-size="12pt" fo:font-style="normal" officeooo:rsid="009887cd" fo:background-color="#ffff00" loext:char-shading-value="0" style:font-size-asian="12pt" style:font-style-asian="normal" style:font-size-complex="12pt" style:font-style-complex="normal"/>
    </style:style>
    <style:style style:name="T58" style:family="text">
      <style:text-properties style:use-window-font-color="true" loext:opacity="0%" style:font-name="Times New Roman" fo:font-size="9pt" fo:font-style="italic" officeooo:rsid="009887cd" fo:background-color="#ffff00" loext:char-shading-value="0" style:font-size-asian="9pt" style:font-style-asian="normal" style:font-size-complex="9pt" style:font-style-complex="normal"/>
    </style:style>
    <style:style style:name="T59" style:family="text">
      <style:text-properties style:use-window-font-color="true" loext:opacity="0%" style:text-position="0% 100%" style:font-name="Times New Roman" fo:font-size="12pt" fo:font-style="italic" officeooo:rsid="009286cc" style:font-size-asian="12pt" style:font-style-asian="italic" style:font-size-complex="12pt" style:font-style-complex="italic"/>
    </style:style>
    <style:style style:name="T60" style:family="text">
      <style:text-properties style:use-window-font-color="true" loext:opacity="0%" style:text-position="0% 100%" style:font-name="Times New Roman" fo:font-size="12pt" fo:font-style="italic" officeooo:rsid="00963726" style:font-size-asian="12pt" style:font-style-asian="italic" style:font-size-complex="12pt" style:font-style-complex="italic"/>
    </style:style>
    <style:style style:name="T61" style:family="text">
      <style:text-properties style:use-window-font-color="true" loext:opacity="0%" style:text-position="0% 100%" style:font-name="Times New Roman" fo:font-size="12pt" fo:font-style="italic" officeooo:rsid="0093cfc8" style:font-size-asian="12pt" style:font-style-asian="normal" style:font-size-complex="12pt" style:font-style-complex="normal"/>
    </style:style>
    <style:style style:name="T62" style:family="text">
      <style:text-properties style:use-window-font-color="true" loext:opacity="0%" style:text-position="0% 100%" style:font-name="Times New Roman" fo:font-size="12pt" fo:font-style="italic" officeooo:rsid="009286cc" fo:background-color="#ffff00" loext:char-shading-value="0" style:font-size-asian="12pt" style:font-style-asian="italic" style:font-size-complex="12pt" style:font-style-complex="italic"/>
    </style:style>
    <style:style style:name="T63" style:family="text">
      <style:text-properties style:use-window-font-color="true" loext:opacity="0%" style:text-position="0% 100%" style:font-name="Times New Roman" fo:font-size="12pt" fo:font-style="normal" officeooo:rsid="00963726" style:font-size-asian="12pt" style:font-style-asian="normal" style:font-size-complex="12pt" style:font-style-complex="normal"/>
    </style:style>
    <style:style style:name="T64" style:family="text">
      <style:text-properties style:use-window-font-color="true" loext:opacity="0%" style:text-position="0% 100%" style:font-name="Times New Roman" fo:font-size="12pt" fo:font-style="normal" officeooo:rsid="009887cd" fo:background-color="#ffff00" loext:char-shading-value="0" style:font-size-asian="12pt" style:font-style-asian="normal" style:font-size-complex="12pt" style:font-style-complex="normal"/>
    </style:style>
    <style:style style:name="T65" style:family="text">
      <style:text-properties style:use-window-font-color="true" loext:opacity="0%" style:text-position="0% 100%" fo:font-size="8pt" fo:font-style="normal" officeooo:rsid="00963726" style:font-size-asian="8pt" style:font-style-asian="normal" style:font-size-complex="8pt" style:font-style-complex="normal"/>
    </style:style>
    <style:style style:name="T66" style:family="text">
      <style:text-properties style:use-window-font-color="true" loext:opacity="0%" style:text-position="0% 100%" fo:font-size="8pt" fo:font-style="normal" fo:font-weight="normal" officeooo:rsid="0097d722" style:font-size-asian="8pt" style:font-style-asian="normal" style:font-weight-asian="normal" style:font-size-complex="8pt" style:font-style-complex="normal" style:font-weight-complex="normal"/>
    </style:style>
    <style:style style:name="T67" style:family="text">
      <style:text-properties style:use-window-font-color="true" loext:opacity="0%" style:text-position="0% 100%" fo:font-style="normal" officeooo:rsid="00963726" style:font-size-asian="12pt" style:font-style-asian="normal" style:font-size-complex="12pt" style:font-style-complex="normal"/>
    </style:style>
    <style:style style:name="T68" style:family="text">
      <style:text-properties style:use-window-font-color="true" loext:opacity="0%" style:text-position="0% 100%" fo:font-style="normal" officeooo:rsid="009887cd" fo:background-color="#ffff00" loext:char-shading-value="0" style:font-size-asian="10pt" style:font-style-asian="normal" style:font-size-complex="10pt" style:font-style-complex="normal"/>
    </style:style>
    <style:style style:name="T69" style:family="text">
      <style:text-properties style:use-window-font-color="true" loext:opacity="0%" style:text-position="0% 100%" fo:font-style="normal" officeooo:rsid="0096ad1a" fo:background-color="#ffff00" loext:char-shading-value="0" style:font-size-asian="10pt" style:font-style-asian="normal" style:font-size-complex="10pt" style:font-style-complex="normal"/>
    </style:style>
    <style:style style:name="T70" style:family="text">
      <style:text-properties style:use-window-font-color="true" loext:opacity="0%" style:text-position="0% 100%" fo:font-style="normal" fo:font-weight="normal" officeooo:rsid="009a4fbc" fo:background-color="#ffff00" loext:char-shading-value="0" style:font-style-asian="normal" style:font-weight-asian="normal" style:font-style-complex="normal" style:font-weight-complex="normal"/>
    </style:style>
    <style:style style:name="T71" style:family="text">
      <style:text-properties style:use-window-font-color="true" loext:opacity="0%" style:text-position="0% 100%" fo:font-style="normal" fo:font-weight="normal" officeooo:rsid="009887cd" fo:background-color="#ffff00" loext:char-shading-value="0"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fo:font-size="9pt" fo:font-style="normal" officeooo:rsid="009286cc" style:font-size-asian="9pt" style:font-style-asian="normal" style:font-size-complex="9pt" style:font-style-complex="normal"/>
    </style:style>
    <style:style style:name="T73" style:family="text">
      <style:text-properties style:use-window-font-color="true" loext:opacity="0%" style:text-position="0% 100%" fo:font-size="9pt" fo:font-style="normal" officeooo:rsid="0093cfc8" style:font-size-asian="9pt" style:font-style-asian="normal" style:font-size-complex="9pt" style:font-style-complex="normal"/>
    </style:style>
    <style:style style:name="T74" style:family="text">
      <style:text-properties style:use-window-font-color="true" loext:opacity="0%" style:text-position="0% 100%" style:font-name="Bitstream Vera Sans1" fo:font-size="10pt" fo:font-style="normal" officeooo:rsid="009286cc" style:font-size-asian="10pt" style:font-style-asian="normal" style:font-size-complex="10pt" style:font-style-complex="normal"/>
    </style:style>
    <style:style style:name="T75" style:family="text">
      <style:text-properties style:use-window-font-color="true" loext:opacity="0%" style:text-position="0% 100%" style:font-name="Bitstream Vera Sans1" fo:font-size="10pt" fo:font-style="normal" fo:font-weight="normal" officeooo:rsid="009a4fbc" fo:background-color="#ffff00" loext:char-shading-value="0" style:font-size-asian="10pt" style:font-style-asian="normal" style:font-weight-asian="normal" style:font-size-complex="10pt" style:font-style-complex="normal" style:font-weight-complex="normal"/>
    </style:style>
    <style:style style:name="T76" style:family="text">
      <style:text-properties style:use-window-font-color="true" loext:opacity="0%" style:text-position="0% 100%" fo:font-size="10pt" fo:font-style="normal" officeooo:rsid="009286cc" style:font-size-asian="10pt" style:font-style-asian="normal" style:font-size-complex="10pt" style:font-style-complex="normal"/>
    </style:style>
    <style:style style:name="T77" style:family="text">
      <style:text-properties style:use-window-font-color="true" loext:opacity="0%" style:text-position="0% 100%" fo:font-size="10pt" fo:font-style="normal" fo:font-weight="normal" officeooo:rsid="009286cc" style:font-size-asian="10pt" style:font-style-asian="normal" style:font-weight-asian="normal" style:font-size-complex="10pt" style:font-style-complex="normal" style:font-weight-complex="normal"/>
    </style:style>
    <style:style style:name="T78" style:family="text">
      <style:text-properties style:use-window-font-color="true" loext:opacity="0%" style:text-position="0% 100%" fo:language="fr" fo:country="FR" fo:font-style="normal" officeooo:rsid="0086f543" fo:background-color="#ffff00" loext:char-shading-value="0" style:font-name-asian="OpenSymbol" style:font-size-asian="10pt" style:font-style-asian="normal" style:font-name-complex="OpenSymbol" style:font-size-complex="10pt" style:font-style-complex="normal"/>
    </style:style>
    <style:style style:name="T79" style:family="text">
      <style:text-properties style:use-window-font-color="true" loext:opacity="0%" style:text-position="0% 100%" fo:language="fr" fo:country="FR" fo:font-style="normal" officeooo:rsid="009887cd" fo:background-color="#ffff00" loext:char-shading-value="0" style:font-name-asian="OpenSymbol" style:font-size-asian="10pt" style:font-style-asian="normal" style:font-name-complex="OpenSymbol" style:font-size-complex="10pt" style:font-style-complex="normal"/>
    </style:style>
    <style:style style:name="T80" style:family="text">
      <style:text-properties style:use-window-font-color="true" loext:opacity="0%" style:text-position="0% 100%" fo:language="fr" fo:country="FR" fo:font-style="italic" officeooo:rsid="009887cd" fo:background-color="#ffff00" loext:char-shading-value="0" style:font-name-asian="OpenSymbol" style:font-size-asian="10pt" style:font-style-asian="normal" style:font-name-complex="OpenSymbol" style:font-size-complex="10pt" style:font-style-complex="normal"/>
    </style:style>
    <style:style style:name="T81" style:family="text">
      <style:text-properties style:use-window-font-color="true" loext:opacity="0%" style:text-position="0% 100%" fo:font-style="italic" fo:font-weight="normal" officeooo:rsid="0093cfc8" fo:background-color="#ffff00" loext:char-shading-value="0" style:font-style-asian="normal" style:font-weight-asian="normal" style:font-style-complex="normal" style:font-weight-complex="normal"/>
    </style:style>
    <style:style style:name="T82" style:family="text">
      <style:text-properties style:use-window-font-color="true" loext:opacity="0%" style:text-position="0% 100%" fo:font-style="italic" fo:font-weight="normal" officeooo:rsid="009887cd" fo:background-color="#ffff00" loext:char-shading-value="0" style:font-style-asian="normal" style:font-weight-asian="normal" style:font-style-complex="normal" style:font-weight-complex="normal"/>
    </style:style>
    <style:style style:name="T83" style:family="text">
      <style:text-properties style:use-window-font-color="true" loext:opacity="0%" fo:font-size="8pt" fo:font-style="normal" fo:font-weight="normal" officeooo:rsid="00963726" style:font-size-asian="8pt" style:font-style-asian="normal" style:font-weight-asian="normal" style:font-size-complex="8pt" style:font-style-complex="normal" style:font-weight-complex="normal"/>
    </style:style>
    <style:style style:name="T84" style:family="text">
      <style:text-properties style:use-window-font-color="true" loext:opacity="0%" fo:font-size="8pt" fo:font-style="normal" fo:font-weight="normal" officeooo:rsid="00963726" style:font-size-asian="8pt" style:font-style-asian="italic" style:font-weight-asian="normal" style:font-size-complex="8pt" style:font-style-complex="italic" style:font-weight-complex="normal"/>
    </style:style>
    <style:style style:name="T85" style:family="text">
      <style:text-properties style:use-window-font-color="true" loext:opacity="0%" fo:font-size="9pt" fo:font-style="normal" style:font-size-asian="9pt" style:font-size-complex="9pt"/>
    </style:style>
    <style:style style:name="T86" style:family="text">
      <style:text-properties style:use-window-font-color="true" loext:opacity="0%" fo:font-size="9pt" fo:font-style="normal" fo:font-weight="normal" officeooo:rsid="0093cfc8" style:font-size-asian="9pt" style:font-style-asian="normal" style:font-weight-asian="normal" style:font-size-complex="9pt" style:font-style-complex="normal" style:font-weight-complex="normal"/>
    </style:style>
    <style:style style:name="T87" style:family="text">
      <style:text-properties style:use-window-font-color="true" loext:opacity="0%" fo:font-size="9pt" fo:font-style="normal" officeooo:rsid="0096ad1a" fo:background-color="#ffff00" loext:char-shading-value="0" style:font-size-asian="9pt" style:font-style-asian="normal" style:font-size-complex="9pt" style:font-style-complex="normal"/>
    </style:style>
    <style:style style:name="T88" style:family="text">
      <style:text-properties style:use-window-font-color="true" loext:opacity="0%" fo:font-size="9pt" fo:font-style="italic" officeooo:rsid="0096ad1a" fo:background-color="#ffff00" loext:char-shading-value="0" style:font-size-asian="9pt" style:font-style-asian="normal" style:font-size-complex="9pt" style:font-style-complex="normal"/>
    </style:style>
    <style:style style:name="T89" style:family="text">
      <style:text-properties style:use-window-font-color="true" loext:opacity="0%" style:font-name="Bitstream Vera Sans1" fo:font-size="9pt" fo:font-style="italic" officeooo:rsid="0096ad1a" fo:background-color="#ffff00" loext:char-shading-value="0" style:font-size-asian="9pt" style:font-style-asian="normal" style:font-size-complex="9pt" style:font-style-complex="normal"/>
    </style:style>
    <style:style style:name="T90" style:family="text">
      <style:text-properties style:use-window-font-color="true" loext:opacity="0%" style:font-name="Bitstream Vera Sans1" fo:font-size="9pt" fo:font-style="italic" officeooo:rsid="009887cd" fo:background-color="#ffff00" loext:char-shading-value="0" style:font-size-asian="9pt" style:font-style-asian="normal" style:font-size-complex="9pt" style:font-style-complex="normal"/>
    </style:style>
    <style:style style:name="T91" style:family="text">
      <style:text-properties style:use-window-font-color="true" loext:opacity="0%" style:font-name="Bitstream Vera Sans1" fo:font-size="10pt" fo:font-style="normal" fo:background-color="#ffff00" loext:char-shading-value="0" style:font-size-asian="10pt" style:font-style-asian="normal" style:font-size-complex="10pt" style:font-style-complex="normal"/>
    </style:style>
    <style:style style:name="T92" style:family="text">
      <style:text-properties style:use-window-font-color="true" loext:opacity="0%" style:font-name="Bitstream Vera Sans1" fo:font-size="10pt" fo:font-style="normal" officeooo:rsid="0096ad1a" fo:background-color="#ffff00" loext:char-shading-value="0" style:font-size-asian="10pt" style:font-style-asian="normal" style:font-size-complex="10pt" style:font-style-complex="normal"/>
    </style:style>
    <style:style style:name="T93" style:family="text">
      <style:text-properties style:use-window-font-color="true" loext:opacity="0%" style:font-name="Bitstream Vera Sans1" fo:font-size="10pt" fo:font-style="normal" officeooo:rsid="009887cd" fo:background-color="#ffff00" loext:char-shading-value="0" style:font-size-asian="10pt" style:font-style-asian="normal" style:font-size-complex="10pt" style:font-style-complex="normal"/>
    </style:style>
    <style:style style:name="T94" style:family="text">
      <style:text-properties style:use-window-font-color="true" loext:opacity="0%" style:font-name="Bitstream Vera Sans1" fo:font-style="normal" fo:background-color="#ffff00" loext:char-shading-value="0" style:font-style-asian="normal" style:font-style-complex="normal"/>
    </style:style>
    <style:style style:name="T95" style:family="text">
      <style:text-properties style:use-window-font-color="true" loext:opacity="0%" style:font-name="Bitstream Vera Sans1" fo:font-style="normal" officeooo:rsid="0096ad1a" fo:background-color="#ffff00" loext:char-shading-value="0" style:font-style-asian="normal" style:font-style-complex="normal"/>
    </style:style>
    <style:style style:name="T96" style:family="text">
      <style:text-properties fo:language="zxx" fo:country="none" style:language-asian="zxx" style:country-asian="none"/>
    </style:style>
    <style:style style:name="T97" style:family="text">
      <style:text-properties officeooo:rsid="009286cc"/>
    </style:style>
    <style:style style:name="T98" style:family="text">
      <style:text-properties fo:font-style="normal" style:font-style-asian="normal" style:font-style-complex="normal"/>
    </style:style>
    <style:style style:name="T99" style:family="text">
      <style:text-properties fo:font-style="normal" officeooo:rsid="0093cfc8" style:font-style-asian="normal" style:font-style-complex="normal"/>
    </style:style>
    <style:style style:name="T100" style:family="text">
      <style:text-properties fo:font-style="normal" officeooo:rsid="00963726" style:font-style-asian="normal" style:font-style-complex="normal"/>
    </style:style>
    <style:style style:name="T101" style:family="text">
      <style:text-properties fo:font-style="normal" officeooo:rsid="009286cc" style:font-style-asian="normal" style:font-style-complex="normal"/>
    </style:style>
    <style:style style:name="T102" style:family="text">
      <style:text-properties fo:font-style="normal" officeooo:rsid="009b7a32" style:font-style-asian="normal" style:font-style-complex="normal"/>
    </style:style>
    <style:style style:name="T103" style:family="text">
      <style:text-properties fo:font-style="normal" officeooo:rsid="009fb893" style:font-style-asian="normal" style:font-style-complex="normal"/>
    </style:style>
    <style:style style:name="T104" style:family="text">
      <style:text-properties fo:font-style="normal" fo:font-weight="normal" officeooo:rsid="0093cfc8" style:font-style-asian="normal" style:font-weight-asian="normal" style:font-style-complex="normal" style:font-weight-complex="normal"/>
    </style:style>
    <style:style style:name="T105" style:family="text">
      <style:text-properties fo:font-style="normal" fo:font-weight="normal" officeooo:rsid="00963726" style:font-style-asian="normal" style:font-weight-asian="normal" style:font-style-complex="normal" style:font-weight-complex="normal"/>
    </style:style>
    <style:style style:name="T106" style:family="text">
      <style:text-properties style:text-position="super 58%" fo:font-style="normal" officeooo:rsid="009286cc" style:font-style-asian="normal" style:font-style-complex="normal"/>
    </style:style>
    <style:style style:name="T107" style:family="text">
      <style:text-properties style:text-position="super 58%" fo:font-style="normal" officeooo:rsid="0093cfc8" style:font-style-asian="normal" style:font-style-complex="normal"/>
    </style:style>
    <style:style style:name="T108" style:family="text">
      <style:text-properties style:text-position="super 58%" fo:font-style="normal" officeooo:rsid="00963726" style:font-style-asian="normal" style:font-style-complex="normal"/>
    </style:style>
    <style:style style:name="T109" style:family="text">
      <style:text-properties style:text-position="super 58%" style:font-name="Bitstream Vera Sans1" fo:font-size="10pt" fo:font-style="normal" officeooo:rsid="009286cc" fo:background-color="#ffff00" loext:char-shading-value="0" style:font-size-asian="10pt" style:font-style-asian="normal" style:font-size-complex="10pt" style:font-style-complex="normal"/>
    </style:style>
    <style:style style:name="T110" style:family="text">
      <style:text-properties style:text-position="0% 100%" fo:font-style="normal" officeooo:rsid="009286cc" style:font-style-asian="normal" style:font-style-complex="normal"/>
    </style:style>
    <style:style style:name="T111" style:family="text">
      <style:text-properties style:text-position="0% 100%" fo:font-style="normal" officeooo:rsid="0093cfc8" style:font-style-asian="normal" style:font-style-complex="normal"/>
    </style:style>
    <style:style style:name="T112" style:family="text">
      <style:text-properties style:text-position="0% 100%" fo:font-style="normal" officeooo:rsid="00963726" style:font-style-asian="normal" style:font-style-complex="normal"/>
    </style:style>
    <style:style style:name="T113" style:family="text">
      <style:text-properties style:text-position="0% 100%" fo:font-size="8pt" fo:font-style="normal" officeooo:rsid="00963726" style:font-size-asian="8pt" style:font-style-asian="normal" style:font-size-complex="8pt" style:font-style-complex="normal"/>
    </style:style>
    <style:style style:name="T114" style:family="text">
      <style:text-properties style:text-position="0% 100%" fo:font-size="10pt" fo:font-style="normal" officeooo:rsid="009286cc" style:font-size-asian="10pt" style:font-style-asian="normal" style:font-size-complex="10pt" style:font-style-complex="normal"/>
    </style:style>
    <style:style style:name="T115" style:family="text">
      <style:text-properties style:text-position="0% 100%" style:font-name="Bitstream Vera Sans1" fo:font-size="10pt" fo:font-style="normal" officeooo:rsid="0096ad1a" fo:background-color="#ffff00" loext:char-shading-value="0" style:font-size-asian="10pt" style:font-style-asian="normal" style:font-size-complex="10pt" style:font-style-complex="normal"/>
    </style:style>
    <style:style style:name="T116" style:family="text">
      <style:text-properties style:text-position="0% 100%" style:font-name="Bitstream Vera Sans1" fo:font-size="10pt" fo:font-style="normal" officeooo:rsid="009887cd" fo:background-color="#ffff00" loext:char-shading-value="0" style:font-size-asian="10pt" style:font-style-asian="normal" style:font-size-complex="10pt" style:font-style-complex="normal"/>
    </style:style>
    <style:style style:name="T117" style:family="text">
      <style:text-properties style:text-position="0% 100%" style:font-name="Bitstream Vera Sans1" fo:font-size="10pt" fo:font-style="normal" officeooo:rsid="009286cc" fo:background-color="#ffff00" loext:char-shading-value="0" style:font-size-asian="10pt" style:font-style-asian="normal" style:font-size-complex="10pt" style:font-style-complex="normal"/>
    </style:style>
    <style:style style:name="T118" style:family="text">
      <style:text-properties style:text-position="0% 100%" style:font-name="Bitstream Vera Sans1" fo:font-size="9pt" fo:font-style="normal" officeooo:rsid="009286cc" fo:background-color="#ffff00" loext:char-shading-value="0" style:font-size-asian="9pt" style:font-style-asian="normal" style:font-size-complex="9pt" style:font-style-complex="normal"/>
    </style:style>
    <style:style style:name="T119" style:family="text">
      <style:text-properties style:text-position="0% 100%" style:font-name="Bitstream Vera Sans1" fo:font-size="9pt" fo:font-style="normal" officeooo:rsid="009887cd" fo:background-color="#ffff00" loext:char-shading-value="0" style:font-size-asian="9pt" style:font-style-asian="normal" style:font-size-complex="9pt" style:font-style-complex="normal"/>
    </style:style>
    <style:style style:name="T120" style:family="text">
      <style:text-properties fo:font-weight="normal" officeooo:rsid="0093cfc8" style:font-weight-asian="normal" style:font-weight-complex="normal"/>
    </style:style>
    <style:style style:name="T121" style:family="text">
      <style:text-properties officeooo:rsid="0093cfc8"/>
    </style:style>
    <style:style style:name="T122" style:family="text">
      <style:text-properties fo:font-size="8pt" fo:font-style="normal" fo:font-weight="normal" officeooo:rsid="00963726" style:font-size-asian="8pt" style:font-style-asian="normal" style:font-weight-asian="normal" style:font-size-complex="8pt" style:font-style-complex="normal" style:font-weight-complex="normal"/>
    </style:style>
    <style:style style:name="T123" style:family="text">
      <style:text-properties officeooo:rsid="009b7a32"/>
    </style:style>
    <style:style style:name="T124" style:family="text">
      <style:text-properties officeooo:rsid="009e88a5"/>
    </style:style>
    <style:style style:name="T125" style:family="text">
      <style:text-properties officeooo:rsid="009ea5a1"/>
    </style:style>
    <style:style style:name="T126" style:family="text">
      <style:text-properties officeooo:rsid="00a17537"/>
    </style:style>
    <style:style style:name="T127" style:family="text">
      <style:text-properties fo:color="#000000" loext:opacity="100%" style:font-name="Bitstream Vera Sans1" fo:font-size="10pt" fo:font-style="normal" officeooo:rsid="0096ad1a" fo:background-color="#ffff00" loext:char-shading-value="0" style:font-size-asian="10pt" style:font-style-asian="normal" style:font-size-complex="10pt" style:font-style-complex="normal"/>
    </style:style>
    <style:style style:name="T128" style:family="text">
      <style:text-properties fo:color="#000000" loext:opacity="100%" style:font-name="Bitstream Vera Sans1" fo:font-size="10pt" fo:font-style="normal" officeooo:rsid="009887cd" fo:background-color="#ffff00" loext:char-shading-value="0" style:font-size-asian="10pt" style:font-style-asian="normal" style:font-size-complex="10pt" style:font-style-complex="normal"/>
    </style:style>
    <style:style style:name="T129" style:family="text">
      <style:text-properties fo:color="#000000" loext:opacity="100%" style:font-name="Bitstream Vera Sans1" fo:font-size="10pt" fo:font-style="normal" officeooo:rsid="009c196b" fo:background-color="#ffff00" loext:char-shading-value="0" style:font-size-asian="10pt" style:font-style-asian="normal" style:font-size-complex="10pt" style:font-style-complex="normal"/>
    </style:style>
    <style:style style:name="T130" style:family="text">
      <style:text-properties fo:color="#000000" loext:opacity="100%" style:font-name="Bitstream Vera Sans1" fo:font-size="9pt" fo:font-style="normal" officeooo:rsid="0096ad1a" fo:background-color="#ffff00" loext:char-shading-value="0" style:font-size-asian="9pt" style:font-style-asian="normal" style:font-size-complex="9pt" style:font-style-complex="normal"/>
    </style:style>
    <style:style style:name="T131" style:family="text">
      <style:text-properties fo:color="#000000" loext:opacity="100%" style:font-name="Bitstream Vera Sans1" fo:font-size="9pt" fo:font-style="normal" officeooo:rsid="009887cd" fo:background-color="#ffff00" loext:char-shading-value="0" style:font-size-asian="9pt" style:font-style-asian="normal" style:font-size-complex="9pt" style:font-style-complex="normal"/>
    </style:style>
    <style:style style:name="T132" style:family="text">
      <style:text-properties fo:color="#000000" loext:opacity="100%" style:font-name="Bitstream Vera Sans1" fo:font-style="normal" officeooo:rsid="0096ad1a" fo:background-color="#ffff00" loext:char-shading-value="0" style:font-style-asian="normal" style:font-style-complex="normal"/>
    </style:style>
    <style:style style:name="T133" style:family="text">
      <style:text-properties fo:color="#000000" loext:opacity="100%" style:font-name="Bitstream Vera Sans1" fo:font-style="normal" officeooo:rsid="009887cd" fo:background-color="#ffff00" loext:char-shading-value="0" style:font-style-asian="normal" style:font-style-complex="normal"/>
    </style:style>
    <style:style style:name="T134" style:family="text">
      <style:text-properties fo:color="#000000" loext:opacity="100%" style:text-position="0% 100%" style:font-name="Bitstream Vera Sans1" fo:language="fr" fo:country="FR" fo:font-style="normal" officeooo:rsid="009887cd" fo:background-color="#ffff00" loext:char-shading-value="0" style:font-name-asian="OpenSymbol" style:font-size-asian="10pt" style:font-style-asian="normal" style:font-name-complex="OpenSymbol" style:font-size-complex="10pt" style:font-style-complex="normal"/>
    </style:style>
    <style:style style:name="T135" style:family="text">
      <style:text-properties fo:color="#000000" loext:opacity="100%" style:text-position="0% 100%" style:font-name="Bitstream Vera Sans1" fo:font-size="9pt" fo:font-style="normal" officeooo:rsid="009286cc" fo:background-color="#ffff00" loext:char-shading-value="0" style:font-size-asian="9pt" style:font-style-asian="normal" style:font-size-complex="9pt" style:font-style-complex="normal"/>
    </style:style>
    <style:style style:name="T136" style:family="text">
      <style:text-properties fo:color="#000000" loext:opacity="100%" style:text-position="0% 100%" style:font-name="Bitstream Vera Sans1" fo:font-size="9pt" fo:font-style="normal" officeooo:rsid="009887cd" fo:background-color="#ffff00" loext:char-shading-value="0" style:font-size-asian="9pt" style:font-style-asian="normal" style:font-size-complex="9pt" style:font-style-complex="normal"/>
    </style:style>
    <style:style style:name="T137" style:family="text">
      <style:text-properties fo:color="#000000" loext:opacity="100%" style:text-position="0% 100%" style:font-name="Bitstream Vera Sans1" fo:font-size="10pt" fo:font-style="normal" fo:font-weight="normal" officeooo:rsid="009a4fbc" fo:background-color="#ffff00" loext:char-shading-value="0" style:font-size-asian="10pt" style:font-style-asian="normal" style:font-weight-asian="normal" style:font-size-complex="10pt" style:font-style-complex="normal" style:font-weight-complex="normal"/>
    </style:style>
    <style:style style:name="T138" style:family="text">
      <style:text-properties fo:color="#000000" loext:opacity="100%" style:text-position="0% 100%" fo:font-style="normal" officeooo:rsid="0093cfc8" fo:background-color="#ffff00" loext:char-shading-value="0" style:font-style-asian="normal" style:font-style-complex="normal"/>
    </style:style>
    <style:style style:name="T139" style:family="text">
      <style:text-properties fo:color="#000000" loext:opacity="100%" style:text-position="0% 100%" fo:font-style="normal" officeooo:rsid="009a4fbc" fo:background-color="#ffff00" loext:char-shading-value="0" style:font-style-asian="normal" style:font-style-complex="normal"/>
    </style:style>
    <style:style style:name="T140" style:family="text">
      <style:text-properties fo:color="#000000" loext:opacity="100%" style:text-position="0% 100%" fo:font-style="normal" officeooo:rsid="009887cd" fo:background-color="#ffff00" loext:char-shading-value="0" style:font-style-asian="normal" style:font-style-complex="normal"/>
    </style:style>
    <style:style style:name="T141" style:family="text">
      <style:text-properties fo:color="#000000" loext:opacity="100%" style:text-position="0% 100%" fo:font-style="normal" officeooo:rsid="009ac86e" fo:background-color="#ffff00" loext:char-shading-value="0" style:font-style-asian="normal" style:font-style-complex="normal"/>
    </style:style>
    <style:style style:name="T142" style:family="text">
      <style:text-properties fo:color="#000000" loext:opacity="100%" style:text-position="0% 100%" fo:font-style="normal" officeooo:rsid="009f25b2" fo:background-color="#ffff00" loext:char-shading-value="0" style:font-style-asian="normal" style:font-style-complex="normal"/>
    </style:style>
    <style:style style:name="T143" style:family="text">
      <style:text-properties fo:color="#000000" loext:opacity="100%" style:text-position="0% 100%" fo:font-style="normal" officeooo:rsid="00ad7f8f" fo:background-color="#ffff00" loext:char-shading-value="0" style:font-style-asian="normal" style:font-style-complex="normal"/>
    </style:style>
    <style:style style:name="T144" style:family="text">
      <style:text-properties fo:color="#000000" loext:opacity="100%" style:text-position="0% 100%" fo:font-style="normal" fo:font-weight="normal" officeooo:rsid="009a4fbc" fo:background-color="#ffff00" loext:char-shading-value="0" style:font-style-asian="normal" style:font-weight-asian="normal" style:font-style-complex="normal" style:font-weight-complex="normal"/>
    </style:style>
    <style:style style:name="T145" style:family="text">
      <style:text-properties fo:color="#000000" loext:opacity="100%" style:text-position="0% 100%" fo:font-size="9pt" fo:font-style="normal" officeooo:rsid="0093cfc8" fo:background-color="#ffff00" loext:char-shading-value="0" style:font-size-asian="9pt" style:font-style-asian="normal" style:font-size-complex="9pt" style:font-style-complex="normal"/>
    </style:style>
    <style:style style:name="T146" style:family="text">
      <style:text-properties fo:color="#000000" loext:opacity="100%" style:text-position="0% 100%" fo:font-size="9pt" fo:font-style="normal" officeooo:rsid="009887cd" fo:background-color="#ffff00" loext:char-shading-value="0" style:font-size-asian="9pt" style:font-style-asian="normal" style:font-size-complex="9pt" style:font-style-complex="normal"/>
    </style:style>
    <style:style style:name="T147" style:family="text">
      <style:text-properties fo:color="#000000" loext:opacity="100%" style:text-position="0% 100%" style:font-name="Bitstream Vera Sans6" fo:font-style="normal" officeooo:rsid="009ac86e" fo:background-color="#ffff00" loext:char-shading-value="0" style:font-name-asian="Bitstream Vera Sans6" style:font-style-asian="normal" style:font-name-complex="Bitstream Vera Sans6" style:font-style-complex="normal"/>
    </style:style>
    <style:style style:name="T148" style:family="text">
      <style:text-properties fo:color="#000000" loext:opacity="100%" officeooo:rsid="0096ad1a" fo:background-color="#ffff00" loext:char-shading-value="0"/>
    </style:style>
    <style:style style:name="T149" style:family="text">
      <style:text-properties fo:color="#000000" loext:opacity="100%" officeooo:rsid="009d7635" fo:background-color="#ffff00" loext:char-shading-value="0"/>
    </style:style>
    <style:style style:name="T150" style:family="text">
      <style:text-properties fo:color="#000000" loext:opacity="100%" style:text-position="super 58%" fo:font-style="normal" officeooo:rsid="009887cd" fo:background-color="#ffff00" loext:char-shading-value="0" style:font-style-asian="normal" style:font-style-complex="normal"/>
    </style:style>
    <style:style style:name="T151" style:family="text">
      <style:text-properties fo:background-color="#ffff00" loext:char-shading-value="0"/>
    </style:style>
    <style:style style:name="T152" style:family="text">
      <style:text-properties officeooo:rsid="009887cd" fo:background-color="#ffff00" loext:char-shading-value="0"/>
    </style:style>
    <style:style style:name="T153" style:family="text">
      <style:text-properties fo:font-size="9pt" fo:background-color="#ffff00" loext:char-shading-value="0" style:font-size-asian="9pt" style:font-size-complex="9pt"/>
    </style:style>
    <style:style style:name="T154" style:family="text">
      <style:text-properties fo:font-size="9pt" officeooo:rsid="009887cd" fo:background-color="#ffff00" loext:char-shading-value="0" style:font-size-asian="9pt" style:font-size-complex="9pt"/>
    </style:style>
    <style:style style:name="T155" style:family="text">
      <style:text-properties style:font-name="Bitstream Vera Sans1" fo:font-size="10pt" fo:font-style="normal" fo:background-color="#ffff00" loext:char-shading-value="0" style:font-size-asian="10pt" style:font-style-asian="normal" style:font-size-complex="10pt" style:font-style-complex="normal"/>
    </style:style>
    <style:style style:name="T156" style:family="text">
      <style:text-properties style:font-name="Bitstream Vera Sans1" fo:font-size="10pt" fo:font-style="normal" officeooo:rsid="009887cd" fo:background-color="#ffff00" loext:char-shading-value="0" style:font-size-asian="10pt" style:font-style-asian="normal" style:font-size-complex="10pt" style:font-style-complex="normal"/>
    </style:style>
    <style:style style:name="T157" style:family="text">
      <style:text-properties style:font-name="Bitstream Vera Sans1" fo:font-size="10pt" fo:font-style="normal" officeooo:rsid="0096ad1a" fo:background-color="#ffff00" loext:char-shading-value="0" style:font-size-asian="10pt" style:font-style-asian="normal" style:font-size-complex="10pt" style:font-style-complex="normal"/>
    </style:style>
    <style:style style:name="T158" style:family="text">
      <style:text-properties style:font-name="Bitstream Vera Sans1" fo:font-size="10pt" fo:background-color="#ffff00" loext:char-shading-value="0" style:font-size-asian="10pt" style:font-size-complex="10pt"/>
    </style:style>
    <style:style style:name="T159" style:family="text">
      <style:text-properties style:font-name="Bitstream Vera Sans1" fo:font-size="10pt" officeooo:rsid="009887cd" fo:background-color="#ffff00" loext:char-shading-value="0" style:font-size-asian="10pt" style:font-size-complex="10pt"/>
    </style:style>
    <style:style style:name="T160" style:family="text">
      <style:text-properties style:font-name="Bitstream Vera Sans1" fo:font-size="10pt" officeooo:rsid="00ad7f8f" fo:background-color="#ffff00" loext:char-shading-value="0" style:font-size-asian="10pt" style:font-size-complex="10pt"/>
    </style:style>
    <style:style style:name="T161" style:family="text">
      <style:text-properties style:font-name="Bitstream Vera Sans1" fo:font-style="normal" fo:background-color="#ffff00" loext:char-shading-value="0" style:font-style-asian="normal" style:font-style-complex="normal"/>
    </style:style>
    <style:style style:name="T162" style:family="text">
      <style:text-properties style:font-name="Bitstream Vera Sans1" fo:font-style="normal" officeooo:rsid="0096ad1a" fo:background-color="#ffff00" loext:char-shading-value="0" style:font-style-asian="normal" style:font-style-complex="normal"/>
    </style:style>
    <style:style style:name="T163" style:family="text">
      <style:text-properties style:font-name="Bitstream Vera Sans1" fo:font-size="9pt" fo:background-color="#ffff00" loext:char-shading-value="0" style:font-size-asian="9pt" style:font-size-complex="9pt"/>
    </style:style>
    <style:style style:name="T164" style:family="text">
      <style:text-properties style:font-name="Bitstream Vera Sans1" fo:font-size="9pt" officeooo:rsid="009887cd" fo:background-color="#ffff00" loext:char-shading-value="0" style:font-size-asian="9pt" style:font-size-complex="9pt"/>
    </style:style>
    <style:style style:name="T165" style:family="text">
      <style:text-properties officeooo:rsid="00ad7f8f"/>
    </style:style>
    <style:style style:name="T166" style:family="text">
      <style:text-properties fo:color="#ffffff" loext:opacity="100%" style:font-name="Bitstream Vera Sans1" fo:font-size="16pt" fo:font-weight="bold" style:font-size-asian="16pt" style:font-weight-asian="bold" style:font-size-complex="16pt" style:font-weight-complex="bold"/>
    </style:style>
    <style:style style:name="T16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SimSun"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16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35cm" style:color="#d7e12c" style:height="100%" style:style="solid"/>
          <style:column style:rel-width="32767*" fo:start-indent="0cm" fo:end-indent="0.15cm"/>
          <style:column style:rel-width="32768*" fo:start-indent="0.15cm" fo:end-indent="0cm"/>
        </style:columns>
      </style:section-properties>
    </style:style>
    <style:style style:name="gr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0.314cm" fo:min-width="0.589cm" fo:padding-top="0.125cm" fo:padding-bottom="0.125cm" fo:padding-left="0.25cm" fo:padding-right="0.25cm" draw:shadow="hidden" draw:shadow-offset-x="0.3cm" draw:shadow-offset-y="0.3cm" draw:shadow-color="#808080" loext:decorative="false" style:run-through="foreground"/>
    </style:style>
    <style:style style:name="gr10"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1.08cm" fo:min-width="1.676cm" fo:padding-top="0.125cm" fo:padding-bottom="0.125cm" fo:padding-left="0.25cm" fo:padding-right="0.25cm" draw:shadow="hidden" draw:shadow-offset-x="0.3cm" draw:shadow-offset-y="0.3cm" draw:shadow-color="#808080" loext:decorative="false" style:run-through="foreground"/>
    </style:style>
    <style:style style:name="gr11"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12"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3"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52cm" svg:stroke-color="#ffcc00" draw:marker-start-width="0.584cm" draw:marker-end-width="0.584cm" draw:fill="none" draw:textarea-horizontal-align="center" draw:textarea-vertical-align="middle" fo:padding-top="0.076cm" fo:padding-bottom="0.076cm" fo:padding-left="0.076cm" fo:padding-right="0.07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72970576" text:style-name="_5f_Numérotation_20_des_20_exercices">
        <text:list-item>
          <text:h text:style-name="P60" text:outline-level="1"><text:span text:style-name="_5f_Caractères">L’égalité </text:span><text:span text:style-name="_5f_Caractères"><text:span text:style-name="T30">5</text:span></text:span><text:span text:style-name="_5f_Caractères"><text:span text:style-name="T41">x</text:span></text:span><text:span text:style-name="_5f_Caractères"><text:span text:style-name="T36"> </text:span></text:span><text:span text:style-name="_5f_Caractères"><text:span text:style-name="T30">= 2</text:span></text:span><text:span text:style-name="_5f_Caractères"><text:span text:style-name="T41">x</text:span></text:span><text:span text:style-name="_5f_Caractères"><text:span text:style-name="T36"> </text:span></text:span><text:span text:style-name="_5f_Caractères"><text:span text:style-name="T85">+</text:span></text:span><text:span text:style-name="_5f_Caractères"><text:span text:style-name="T30"> 15</text:span></text:span><text:span text:style-name="_5f_Caractères"> est-elle vérifiée</text:span><text:span text:style-name="_5f_Caractères"><text:span text:style-name="T123"> </text:span></text:span><text:span text:style-name="_5f_Caractères"><text:span text:style-name="T96">:</text:span></text:span></text:h>
        </text:list-item>
      </text:list>
      <text:list text:style-name="_5f_Numérotation_20_des_20_exercices">
        <text:list-item>
          <text:list>
            <text:list-item text:start-value="1">
              <text:p text:style-name="P47"><text:span text:style-name="_5f_Caractères">pour </text:span><text:span text:style-name="_5f_Caractères"><text:span text:style-name="T41">x</text:span></text:span><text:span text:style-name="_5f_Caractères"><text:span text:style-name="T38"> </text:span></text:span><text:span text:style-name="_5f_Caractères"><text:span text:style-name="T30">= 4 </text:span></text:span><text:span text:style-name="_5f_Caractères">?</text:span></text:p>
            </text:list-item>
          </text:list>
        </text:list-item>
      </text:list>
      <text:section text:style-name="Sect1" text:name="Section17">
        <text:h text:style-name="_5f_Paragraphe" text:outline-level="1"><text:span text:style-name="_5f_Caractères">D’une part</text:span><text:span text:style-name="_5f_Caractères"><text:span text:style-name="T123"> </text:span></text:span><text:span text:style-name="_5f_Caractères">:</text:span></text:h>
        <text:h text:style-name="P28" text:outline-level="1"><text:span text:style-name="_5f_Caractères"><text:span text:style-name="T127">5</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7">4</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20</text:span></text:span></text:h>
        <text:h text:style-name="_5f_Paragraphe" text:outline-level="1"><text:span text:style-name="_5f_Caractères">D’autre part :</text:span></text:h>
        <text:h text:style-name="_5f_Paragraphe" text:outline-level="1"><text:span text:style-name="_5f_Caractères"><text:span text:style-name="T151">2</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51">4</text:span></text:span><text:span text:style-name="_5f_Caractères"><text:span text:style-name="T152"> </text:span></text:span><text:span text:style-name="_5f_Caractères"><text:span text:style-name="T154">+</text:span></text:span><text:span text:style-name="_5f_Caractères"><text:span text:style-name="T152"> </text:span></text:span><text:span text:style-name="_5f_Caractères"><text:span text:style-name="T151">15</text:span></text:span><text:span text:style-name="_5f_Caractères"><text:span text:style-name="T152"> </text:span></text:span><text:span text:style-name="_5f_Caractères"><text:span text:style-name="T151">=</text:span></text:span><text:span text:style-name="_5f_Caractères"><text:span text:style-name="T152"> </text:span></text:span><text:span text:style-name="_5f_Caractères"><text:span text:style-name="T151">8</text:span></text:span><text:span text:style-name="_5f_Caractères"><text:span text:style-name="T152"> </text:span></text:span><text:span text:style-name="_5f_Caractères"><text:span text:style-name="T153">+</text:span></text:span><text:span text:style-name="_5f_Caractères"><text:span text:style-name="T152"> </text:span></text:span><text:span text:style-name="_5f_Caractères"><text:span text:style-name="T151">15</text:span></text:span><text:span text:style-name="_5f_Caractères"><text:span text:style-name="T152"> </text:span></text:span><text:span text:style-name="_5f_Caractères"><text:span text:style-name="T151">=</text:span></text:span><text:span text:style-name="_5f_Caractères"><text:span text:style-name="T152"> </text:span></text:span><text:span text:style-name="_5f_Caractères"><text:span text:style-name="T151">23</text:span></text:span></text:h>
      </text:section>
      <text:h text:style-name="_5f_Paragraphe" text:outline-level="1"><text:span text:style-name="_5f_Caractères"><text:span text:style-name="T29">Donc</text:span></text:span></text:h>
      <text:h text:style-name="P29" text:outline-level="1"><text:span text:style-name="_5f_Caractères"><text:span text:style-name="T127">Pour </text:span></text:span><text:span text:style-name="_5f_Caractères"><text:span text:style-name="T54">x</text:span></text:span><text:span text:style-name="_5f_Caractères"><text:span text:style-name="T39"> </text:span></text:span><text:span text:style-name="_5f_Caractères"><text:span text:style-name="T33">= 4</text:span></text:span><text:span text:style-name="_5f_Caractères"><text:span text:style-name="T127">, l’égalité </text:span></text:span><text:span text:style-name="_5f_Caractères"><text:span text:style-name="T33">5</text:span></text:span><text:span text:style-name="_5f_Caractères"><text:span text:style-name="T54">x</text:span></text:span><text:span text:style-name="_5f_Caractères"><text:span text:style-name="T39"> </text:span></text:span><text:span text:style-name="_5f_Caractères"><text:span text:style-name="T33">= 2</text:span></text:span><text:span text:style-name="_5f_Caractères"><text:span text:style-name="T54">x</text:span></text:span><text:span text:style-name="_5f_Caractères"><text:span text:style-name="T88"> </text:span></text:span><text:span text:style-name="_5f_Caractères"><text:span text:style-name="T87">+ </text:span></text:span><text:span text:style-name="_5f_Caractères"><text:span text:style-name="T33">15</text:span></text:span><text:span text:style-name="_5f_Caractères"><text:span text:style-name="T127"> </text:span></text:span><text:span text:style-name="_5f_Caractères"><text:span text:style-name="T129">n’</text:span></text:span><text:span text:style-name="_5f_Caractères"><text:span text:style-name="T127">est </text:span></text:span><text:span text:style-name="_5f_Caractères"><text:span text:style-name="T129">pas vérifiée</text:span></text:span><text:span text:style-name="_5f_Caractères"><text:span text:style-name="T127">.</text:span></text:span></text:h>
      <text:list xml:id="list104859539507326" text:continue-numbering="true" text:style-name="_5f_Numérotation_20_des_20_exercices">
        <text:list-item>
          <text:list>
            <text:list-item>
              <text:p text:style-name="P47"><text:span text:style-name="_5f_Caractères">pour </text:span><text:span text:style-name="_5f_Caractères"><text:span text:style-name="T41">x</text:span></text:span><text:span text:style-name="_5f_Caractères"><text:span text:style-name="T36"> </text:span></text:span><text:span text:style-name="_5f_Caractères"><text:span text:style-name="T30">= 5 </text:span></text:span><text:span text:style-name="_5f_Caractères">?</text:span></text:p>
            </text:list-item>
          </text:list>
        </text:list-item>
      </text:list>
      <text:h text:style-name="P30" text:outline-level="1"><text:span text:style-name="_5f_Caractères"><text:span text:style-name="T155">D’une part : </text:span></text:span><text:span text:style-name="_5f_Caractères"><text:span text:style-name="T127">5</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text:span></text:span><text:span text:style-name="_5f_Caractères"><text:span text:style-name="T127">5</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7">5</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25</text:span></text:span></text:h>
      <text:h text:style-name="P29" text:outline-level="1"><text:span text:style-name="_5f_Caractères"><text:span text:style-name="T155">D’autre part : </text:span></text:span><text:span text:style-name="_5f_Caractères"><text:span text:style-name="T127">2</text:span></text:span><text:span text:style-name="_5f_Caractères"><text:span text:style-name="T54">x</text:span></text:span><text:span text:style-name="_5f_Caractères"><text:span text:style-name="T57"> </text:span></text:span><text:span text:style-name="_5f_Caractères"><text:span text:style-name="T130">+</text:span></text:span><text:span text:style-name="_5f_Caractères"><text:span text:style-name="T128"> </text:span></text:span><text:span text:style-name="_5f_Caractères"><text:span text:style-name="T127">15</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2</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7">5</text:span></text:span><text:span text:style-name="_5f_Caractères"><text:span text:style-name="T128"> </text:span></text:span><text:span text:style-name="_5f_Caractères"><text:span text:style-name="T130">+</text:span></text:span><text:span text:style-name="_5f_Caractères"><text:span text:style-name="T131"> </text:span></text:span><text:span text:style-name="_5f_Caractères"><text:span text:style-name="T127">15</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10</text:span></text:span><text:span text:style-name="_5f_Caractères"><text:span text:style-name="T128"> </text:span></text:span><text:span text:style-name="_5f_Caractères"><text:span text:style-name="T130">+</text:span></text:span><text:span text:style-name="_5f_Caractères"><text:span text:style-name="T131"> </text:span></text:span><text:span text:style-name="_5f_Caractères"><text:span text:style-name="T127">15</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25</text:span></text:span></text:h>
      <text:h text:style-name="_5f_Paragraphe" text:outline-level="1"><text:span text:style-name="_5f_Caractères"><text:span text:style-name="T91">Donc </text:span></text:span><text:span text:style-name="_5f_Caractères"><text:span text:style-name="T92">p</text:span></text:span><text:span text:style-name="_5f_Caractères"><text:span text:style-name="T127">our </text:span></text:span><text:span text:style-name="_5f_Caractères"><text:span text:style-name="T54">x</text:span></text:span><text:span text:style-name="_5f_Caractères"><text:span text:style-name="T40"> </text:span></text:span><text:span text:style-name="_5f_Caractères"><text:span text:style-name="T33">=</text:span></text:span><text:span text:style-name="_5f_Caractères"><text:span text:style-name="T34"> </text:span></text:span><text:span text:style-name="_5f_Caractères"><text:span text:style-name="T33">5</text:span></text:span><text:span text:style-name="_5f_Caractères"><text:span text:style-name="T127">, l’égalité 5</text:span></text:span><text:span text:style-name="_5f_Caractères"><text:span text:style-name="T54">x</text:span></text:span><text:span text:style-name="_5f_Caractères"><text:span text:style-name="T55"> </text:span></text:span><text:span text:style-name="_5f_Caractères"><text:span text:style-name="T33">=</text:span></text:span><text:span text:style-name="_5f_Caractères"><text:span text:style-name="T34"> </text:span></text:span><text:span text:style-name="_5f_Caractères"><text:span text:style-name="T33">2</text:span></text:span><text:span text:style-name="_5f_Caractères"><text:span text:style-name="T54">x</text:span></text:span><text:span text:style-name="_5f_Caractères"><text:span text:style-name="T57"> </text:span></text:span><text:span text:style-name="_5f_Caractères"><text:span text:style-name="T87">+</text:span></text:span><text:span text:style-name="_5f_Caractères"><text:span text:style-name="T34"> </text:span></text:span><text:span text:style-name="_5f_Caractères"><text:span text:style-name="T33">15</text:span></text:span><text:span text:style-name="_5f_Caractères"><text:span text:style-name="T127"> est </text:span></text:span><text:span text:style-name="_5f_Caractères"><text:span text:style-name="T129">vérifiée</text:span></text:span><text:span text:style-name="_5f_Caractères"><text:span text:style-name="T127">.</text:span></text:span></text:h>
      <text:list text:continue-list="list972970576" text:style-name="_5f_Numérotation_20_des_20_exercices">
        <text:list-item>
          <text:h text:style-name="P63" text:outline-level="1"><text:span text:style-name="_5f_Caractères">Détermine si l’égalité </text:span><text:span text:style-name="_5f_Caractères"><text:span text:style-name="T30">3</text:span></text:span><text:span text:style-name="_5f_Caractères"><text:span text:style-name="T41">y</text:span></text:span><text:span text:style-name="_5f_Caractères"><text:span text:style-name="T36"> </text:span></text:span><text:span text:style-name="_5f_Caractères"><text:span text:style-name="T30">= 4</text:span></text:span><text:span text:style-name="_5f_Caractères"><text:span text:style-name="T41">x</text:span></text:span><text:span text:style-name="_5f_Caractères"><text:span text:style-name="T36"> </text:span></text:span><text:span text:style-name="_5f_Caractères"><text:span text:style-name="T76">–</text:span></text:span><text:span text:style-name="_5f_Caractères"><text:span text:style-name="T36"> </text:span></text:span><text:span text:style-name="_5f_Caractères"><text:span text:style-name="T30">3</text:span></text:span><text:span text:style-name="_5f_Caractères"> est vérifiée :</text:span></text:h>
          <text:list>
            <text:list-item>
              <text:p text:style-name="P47"><text:span text:style-name="_5f_Caractères">pour </text:span><text:span text:style-name="_5f_Caractères"><text:span text:style-name="T41">y</text:span></text:span><text:span text:style-name="_5f_Caractères"><text:span text:style-name="T36"> </text:span></text:span><text:span text:style-name="_5f_Caractères"><text:span text:style-name="T30">= 3</text:span></text:span><text:span text:style-name="_5f_Caractères"> et </text:span><text:span text:style-name="_5f_Caractères"><text:span text:style-name="T41">x</text:span></text:span><text:span text:style-name="_5f_Caractères"><text:span text:style-name="T36"> </text:span></text:span><text:span text:style-name="_5f_Caractères"><text:span text:style-name="T30">= 3</text:span></text:span><text:span text:style-name="_5f_Caractères">.</text:span></text:p>
            </text:list-item>
          </text:list>
        </text:list-item>
      </text:list>
      <text:h text:style-name="P29" text:outline-level="1"><text:span text:style-name="_5f_Caractères"><text:span text:style-name="T161">D’une part : </text:span></text:span><text:span text:style-name="_5f_Caractères"><text:span text:style-name="T162">3</text:span></text:span><text:span text:style-name="_5f_Caractères"><text:span text:style-name="T54">y</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9</text:span></text:span></text:h>
      <text:h text:style-name="P29" text:outline-level="1"><text:span text:style-name="_5f_Caractères"><text:span text:style-name="T161">D’autre part : </text:span></text:span><text:span text:style-name="_5f_Caractères"><text:span text:style-name="T162">4</text:span></text:span><text:span text:style-name="_5f_Caractères"><text:span text:style-name="T54">x</text:span></text:span><text:span text:style-name="_5f_Caractères"><text:span text:style-name="T55"> </text:span></text:span><text:span text:style-name="_5f_Caractères"><text:span text:style-name="T78">−</text:span></text:span><text:span text:style-name="_5f_Caractères"><text:span text:style-name="T80">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4</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32">3</text:span></text:span><text:span text:style-name="_5f_Caractères"><text:span text:style-name="T133"> </text:span></text:span><text:span text:style-name="_5f_Caractères"><text:span text:style-name="T78">−</text:span></text:span><text:span text:style-name="_5f_Caractères"><text:span text:style-name="T79">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12</text:span></text:span><text:span text:style-name="_5f_Caractères"><text:span text:style-name="T134"> </text:span></text:span><text:span text:style-name="_5f_Caractères"><text:span text:style-name="T78">−</text:span></text:span><text:span text:style-name="_5f_Caractères"><text:span text:style-name="T79">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9</text:span></text:span></text:h>
      <text:h text:style-name="_5f_Paragraphe" text:outline-level="1"><text:span text:style-name="_5f_Caractères"><text:span text:style-name="T94">Donc </text:span></text:span><text:span text:style-name="_5f_Caractères"><text:span text:style-name="T95">p</text:span></text:span><text:span text:style-name="_5f_Caractères"><text:span text:style-name="T132">our </text:span></text:span><text:span text:style-name="_5f_Caractères"><text:span text:style-name="T54">y</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3 et </text:span></text:span><text:span text:style-name="_5f_Caractères"><text:span text:style-name="T54">x</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3, l’égalité 3</text:span></text:span><text:span text:style-name="_5f_Caractères"><text:span text:style-name="T54">y</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4</text:span></text:span><text:span text:style-name="_5f_Caractères"><text:span text:style-name="T54">x</text:span></text:span><text:span text:style-name="_5f_Caractères"><text:span text:style-name="T134"> </text:span></text:span><text:span text:style-name="_5f_Caractères"><text:span text:style-name="T78">−</text:span></text:span><text:span text:style-name="_5f_Caractères"><text:span text:style-name="T79"> </text:span></text:span><text:span text:style-name="_5f_Caractères"><text:span text:style-name="T132">3 </text:span></text:span><text:span text:style-name="_5f_Caractères"><text:span text:style-name="T127">est </text:span></text:span><text:span text:style-name="_5f_Caractères"><text:span text:style-name="T129">vérifiée</text:span></text:span><text:span text:style-name="_5f_Caractères"><text:span text:style-name="T127">.</text:span></text:span></text:h>
      <text:list text:continue-numbering="true" text:style-name="_5f_Numérotation_20_des_20_exercices">
        <text:list-item>
          <text:list>
            <text:list-item>
              <text:p text:style-name="P47"><text:span text:style-name="_5f_Caractères">pour </text:span><text:span text:style-name="_5f_Caractères"><text:span text:style-name="T41">y</text:span></text:span><text:span text:style-name="_5f_Caractères"><text:span text:style-name="T36"> </text:span></text:span><text:span text:style-name="_5f_Caractères"><text:span text:style-name="T30">= 4</text:span></text:span><text:span text:style-name="_5f_Caractères"> et </text:span><text:span text:style-name="_5f_Caractères"><text:span text:style-name="T41">x</text:span></text:span><text:span text:style-name="_5f_Caractères"><text:span text:style-name="T36"> </text:span></text:span><text:span text:style-name="_5f_Caractères"><text:span text:style-name="T30">= 3</text:span></text:span><text:span text:style-name="_5f_Caractères">.</text:span></text:p>
            </text:list-item>
          </text:list>
        </text:list-item>
      </text:list>
      <text:h text:style-name="P29" text:outline-level="1"><text:span text:style-name="_5f_Caractères"><text:span text:style-name="T161">D’une part : </text:span></text:span><text:span text:style-name="_5f_Caractères"><text:span text:style-name="T162">3</text:span></text:span><text:span text:style-name="_5f_Caractères"><text:span text:style-name="T54">y</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32">4</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12</text:span></text:span></text:h>
      <text:h text:style-name="P29" text:outline-level="1"><text:span text:style-name="_5f_Caractères"><text:span text:style-name="T161">D’autre part : </text:span></text:span><text:span text:style-name="_5f_Caractères"><text:span text:style-name="T132">4</text:span></text:span><text:span text:style-name="_5f_Caractères"><text:span text:style-name="T54">x</text:span></text:span><text:span text:style-name="_5f_Caractères"><text:span text:style-name="T55"> </text:span></text:span><text:span text:style-name="_5f_Caractères"><text:span text:style-name="T78">−</text:span></text:span><text:span text:style-name="_5f_Caractères"><text:span text:style-name="T80">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4</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32">3</text:span></text:span><text:span text:style-name="_5f_Caractères"><text:span text:style-name="T133"> </text:span></text:span><text:span text:style-name="_5f_Caractères"><text:span text:style-name="T78">−</text:span></text:span><text:span text:style-name="_5f_Caractères"><text:span text:style-name="T79">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12</text:span></text:span><text:span text:style-name="_5f_Caractères"><text:span text:style-name="T134"> </text:span></text:span><text:span text:style-name="_5f_Caractères"><text:span text:style-name="T78">−</text:span></text:span><text:span text:style-name="_5f_Caractères"><text:span text:style-name="T79"> </text:span></text:span><text:span text:style-name="_5f_Caractères"><text:span text:style-name="T132">3</text:span></text:span><text:span text:style-name="_5f_Caractères"><text:span text:style-name="T133"> </text:span></text:span><text:span text:style-name="_5f_Caractères"><text:span text:style-name="T132">=</text:span></text:span><text:span text:style-name="_5f_Caractères"><text:span text:style-name="T133"> </text:span></text:span><text:span text:style-name="_5f_Caractères"><text:span text:style-name="T132">9</text:span></text:span></text:h>
      <text:h text:style-name="_5f_Paragraphe" text:outline-level="1"><text:span text:style-name="_5f_Caractères"><text:span text:style-name="T94">Donc </text:span></text:span><text:span text:style-name="_5f_Caractères"><text:span text:style-name="T95">p</text:span></text:span><text:span text:style-name="_5f_Caractères"><text:span text:style-name="T132">our </text:span></text:span><text:span text:style-name="_5f_Caractères"><text:span text:style-name="T54">y</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4 et </text:span></text:span><text:span text:style-name="_5f_Caractères"><text:span text:style-name="T54">x</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3, l’égalité 3</text:span></text:span><text:span text:style-name="_5f_Caractères"><text:span text:style-name="T54">y</text:span></text:span><text:span text:style-name="_5f_Caractères"><text:span text:style-name="T55"> </text:span></text:span><text:span text:style-name="_5f_Caractères"><text:span text:style-name="T132">=</text:span></text:span><text:span text:style-name="_5f_Caractères"><text:span text:style-name="T133"> </text:span></text:span><text:span text:style-name="_5f_Caractères"><text:span text:style-name="T132">4</text:span></text:span><text:span text:style-name="_5f_Caractères"><text:span text:style-name="T54">x</text:span></text:span><text:span text:style-name="_5f_Caractères"><text:span text:style-name="T134"> </text:span></text:span><text:span text:style-name="_5f_Caractères"><text:span text:style-name="T78">−</text:span></text:span><text:span text:style-name="_5f_Caractères"><text:span text:style-name="T79"> </text:span></text:span><text:span text:style-name="_5f_Caractères"><text:span text:style-name="T132">3 </text:span></text:span><text:span text:style-name="_5f_Caractères"><text:span text:style-name="T129">n’</text:span></text:span><text:span text:style-name="_5f_Caractères"><text:span text:style-name="T127">est </text:span></text:span><text:span text:style-name="_5f_Caractères"><text:span text:style-name="T129">pas vérifiée</text:span></text:span><text:span text:style-name="_5f_Caractères"><text:span text:style-name="T127">.</text:span></text:span></text:h>
      <text:list xml:id="list104860049589857" text:continue-numbering="true" text:style-name="_5f_Numérotation_20_des_20_exercices">
        <text:list-header>
          <text:h text:style-name="P65" text:outline-level="1"><text:span text:style-name="_5f_Caractères"/></text:h>
        </text:list-header>
        <text:list-item>
          <text:h text:style-name="P61" text:outline-level="1"><text:span text:style-name="_5f_Caractères">On considère le triangle équilatéral et le rectangle suivants. </text:span><text:span text:style-name="_5f_Caractères"><text:span text:style-name="T124">Les mesures sont données dans la même unité.</text:span></text:span></text:h>
        </text:list-item>
      </text:list>
      <text:h text:style-name="P2" text:outline-level="1"><draw:g text:anchor-type="as-char" draw:z-index="73" draw:name="Forme 2" draw:style-name="gr8"><draw:custom-shape draw:style-name="gr9" draw:text-style-name="P73" svg:width="2.181cm" svg:height="1.692cm" svg:x="0.028cm" svg:y="0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 draw:text-style-name="P73" svg:width="2.177cm" svg:height="1.331cm" svg:x="2.686cm" svg:y="0.325cm"><text:p/><draw:enhanced-geometry svg:viewBox="0 0 21600 21600" draw:type="rectangle" draw:enhanced-path="M 0 0 L 21600 0 21600 21600 0 21600 0 0 Z N"/></draw:custom-shape><draw:line draw:style-name="gr11" draw:text-style-name="P74" svg:x1="1.213cm" svg:y1="1.604cm" svg:x2="1.103cm" svg:y2="1.788cm"><text:p/></draw:line><draw:line draw:style-name="gr11" draw:text-style-name="P74" svg:x1="3.81cm" svg:y1="1.567cm" svg:x2="3.7cm" svg:y2="1.751cm"><text:p/></draw:line><draw:line draw:style-name="gr11" draw:text-style-name="P74" svg:x1="3.834cm" svg:y1="0.245cm" svg:x2="3.724cm" svg:y2="0.429cm"><text:p/></draw:line><draw:line draw:style-name="gr11" draw:text-style-name="P74" svg:x1="1.703cm" svg:y1="0.746cm" svg:x2="1.593cm" svg:y2="0.93cm"><text:p/></draw:line><draw:line draw:style-name="gr11" draw:text-style-name="P74" svg:x1="0.515cm" svg:y1="0.758cm" svg:x2="0.614cm" svg:y2="0.97cm"><text:p/></draw:line><draw:frame draw:style-name="gr12" draw:text-style-name="P76" svg:width="0.429cm" svg:height="0.664cm" svg:x="4.851cm" svg:y="0.721cm"><draw:text-box><text:p text:style-name="P75"><text:span text:style-name="T167">5</text:span></text:p></draw:text-box></draw:frame><draw:frame draw:style-name="gr13" draw:text-style-name="P77" svg:width="0.858cm" svg:height="0.754cm" svg:x="0cm" svg:y="0.295cm"><draw:text-box><text:p text:style-name="P75"><text:span text:style-name="T168">x</text:span></text:p></draw:text-box></draw:frame><draw:line draw:style-name="gr11" draw:text-style-name="P74" svg:x1="2.823cm" svg:y1="0.333cm" svg:x2="2.823cm" svg:y2="0.447cm"><text:p/></draw:line><draw:line draw:style-name="gr11" draw:text-style-name="P74" svg:x1="2.823cm" svg:y1="0.446cm" svg:x2="2.686cm" svg:y2="0.446cm"><text:p/></draw:line><draw:line draw:style-name="gr11" draw:text-style-name="P74" svg:x1="4.863cm" svg:y1="0.437cm" svg:x2="4.735cm" svg:y2="0.437cm"><text:p/></draw:line><draw:line draw:style-name="gr11" draw:text-style-name="P74" svg:x1="2.822cm" svg:y1="1.538cm" svg:x2="2.685cm" svg:y2="1.538cm"><text:p/></draw:line><draw:line draw:style-name="gr11" draw:text-style-name="P74" svg:x1="4.862cm" svg:y1="1.553cm" svg:x2="4.746cm" svg:y2="1.553cm"><text:p/></draw:line><draw:line draw:style-name="gr11" draw:text-style-name="P74" svg:x1="2.824cm" svg:y1="1.536cm" svg:x2="2.824cm" svg:y2="1.65cm"><text:p/></draw:line><draw:line draw:style-name="gr11" draw:text-style-name="P74" svg:x1="4.735cm" svg:y1="0.326cm" svg:x2="4.735cm" svg:y2="0.44cm"><text:p/></draw:line><draw:line draw:style-name="gr11" draw:text-style-name="P74" svg:x1="4.746cm" svg:y1="1.552cm" svg:x2="4.746cm" svg:y2="1.652cm"><text:p/></draw:line></draw:g></text:h>
      <text:h text:style-name="P25" text:outline-level="1"><text:span text:style-name="_5f_Caractères"/></text:h>
      <text:list text:continue-list="list104859539507326" text:style-name="_5f_Numérotation_20_des_20_exercices">
        <text:list-item>
          <text:list>
            <text:list-item text:start-value="1">
              <text:p text:style-name="P49"><text:span text:style-name="_5f_Caractères">Exprime en fonction de </text:span><text:span text:style-name="_5f_Caractères"><text:span text:style-name="T41">x</text:span></text:span><text:span text:style-name="_5f_Caractères"> :</text:span></text:p>
              <text:p text:style-name="P50"><text:span text:style-name="_5f_Caractères">le périmètre du triangle : </text:span><text:span text:style-name="_5f_Caractères"><text:span text:style-name="T54">x</text:span></text:span><text:span text:style-name="_5f_Caractères"><text:span text:style-name="T58"> </text:span></text:span><text:span text:style-name="_5f_Caractères"><text:span text:style-name="T130">+</text:span></text:span><text:span text:style-name="_5f_Caractères"><text:span text:style-name="T131"> </text:span></text:span><text:span text:style-name="_5f_Caractères"><text:span text:style-name="T54">x</text:span></text:span><text:span text:style-name="_5f_Caractères"><text:span text:style-name="T55"> </text:span></text:span><text:span text:style-name="_5f_Caractères"><text:span text:style-name="T130">+</text:span></text:span><text:span text:style-name="_5f_Caractères"><text:span text:style-name="T128"> </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text:span></text:span><text:span text:style-name="_5f_Caractères"><text:span text:style-name="T127">3</text:span></text:span><text:span text:style-name="_5f_Caractères"><text:span text:style-name="T54">x</text:span></text:span></text:p>
              <text:p text:style-name="P50"><text:span text:style-name="_5f_Caractères">le périmètre du rectangle : </text:span><text:span text:style-name="_5f_Caractères"><text:span text:style-name="T54">x</text:span></text:span><text:span text:style-name="_5f_Caractères"><text:span text:style-name="T163">+</text:span></text:span><text:span text:style-name="_5f_Caractères"><text:span text:style-name="T158">5</text:span></text:span><text:span text:style-name="_5f_Caractères"><text:span text:style-name="T159"> </text:span></text:span><text:span text:style-name="_5f_Caractères"><text:span text:style-name="T164">+</text:span></text:span><text:span text:style-name="_5f_Caractères"><text:span text:style-name="T159"> </text:span></text:span><text:span text:style-name="_5f_Caractères"><text:span text:style-name="T54">x</text:span></text:span><text:span text:style-name="_5f_Caractères"><text:span text:style-name="T55"> </text:span></text:span><text:span text:style-name="_5f_Caractères"><text:span text:style-name="T90">+</text:span></text:span><text:span text:style-name="_5f_Caractères"><text:span text:style-name="T159"> </text:span></text:span><text:span text:style-name="_5f_Caractères"><text:span text:style-name="T158">5</text:span></text:span><text:span text:style-name="_5f_Caractères"><text:span text:style-name="T159"> </text:span></text:span><text:span text:style-name="_5f_Caractères"><text:span text:style-name="T158">=</text:span></text:span><text:span text:style-name="_5f_Caractères"><text:span text:style-name="T159"> </text:span></text:span><text:span text:style-name="_5f_Caractères"><text:span text:style-name="T158">2</text:span></text:span><text:span text:style-name="_5f_Caractères"><text:span text:style-name="T54">x</text:span></text:span><text:span text:style-name="_5f_Caractères"><text:span text:style-name="T55"> </text:span></text:span><text:span text:style-name="_5f_Caractères"><text:span text:style-name="T163">+</text:span></text:span><text:span text:style-name="_5f_Caractères"><text:span text:style-name="T159"> </text:span></text:span><text:span text:style-name="_5f_Caractères"><text:span text:style-name="T158">10</text:span></text:span></text:p>
            </text:list-item>
            <text:list-item>
              <text:p text:style-name="P46"><text:span text:style-name="_5f_Caractères">Quelle expression mathématique traduit la phrase : « le périmètre du triangle est égal au périmètre du rectangle » ?</text:span></text:p>
            </text:list-item>
          </text:list>
        </text:list-item>
      </text:list>
      <text:h text:style-name="P31" text:outline-level="1"><text:span text:style-name="_5f_Caractères"><text:span text:style-name="T158">3</text:span></text:span><text:span text:style-name="_5f_Caractères"><text:span text:style-name="T54">x</text:span></text:span><text:span text:style-name="_5f_Caractères"><text:span text:style-name="T55"> </text:span></text:span><text:span text:style-name="_5f_Caractères"><text:span text:style-name="T158">=</text:span></text:span><text:span text:style-name="_5f_Caractères"><text:span text:style-name="T159"> </text:span></text:span><text:span text:style-name="_5f_Caractères"><text:span text:style-name="T158">2</text:span></text:span><text:span text:style-name="_5f_Caractères"><text:span text:style-name="T54">x</text:span></text:span><text:span text:style-name="_5f_Caractères"><text:span text:style-name="T55"> </text:span></text:span><text:span text:style-name="_5f_Caractères"><text:span text:style-name="T89">+</text:span></text:span><text:span text:style-name="_5f_Caractères"><text:span text:style-name="T90"> </text:span></text:span><text:span text:style-name="_5f_Caractères"><text:span text:style-name="T158">10</text:span></text:span></text:h>
      <text:list text:continue-numbering="true" text:style-name="_5f_Numérotation_20_des_20_exercices">
        <text:list-item>
          <text:list>
            <text:list-item>
              <text:p text:style-name="P48"><text:span text:style-name="_5f_Caractères">Teste l’égalité pour </text:span><text:span text:style-name="_5f_Caractères"><text:span text:style-name="T41">x</text:span></text:span><text:span text:style-name="_5f_Caractères"><text:span text:style-name="T36"> </text:span></text:span><text:span text:style-name="_5f_Caractères"><text:span text:style-name="T30">= 8 </text:span></text:span><text:span text:style-name="_5f_Caractères"> et </text:span><text:span text:style-name="_5f_Caractères"><text:span text:style-name="T41">x</text:span></text:span><text:span text:style-name="_5f_Caractères"><text:span text:style-name="T36"> </text:span></text:span><text:span text:style-name="_5f_Caractères"><text:span text:style-name="T30">= 10</text:span></text:span><text:span text:style-name="_5f_Caractères"><text:span text:style-name="T35">.</text:span></text:span></text:p>
            </text:list-item>
          </text:list>
        </text:list-item>
      </text:list>
      <text:h text:style-name="P31" text:outline-level="1"><text:span text:style-name="_5f_Caractères"><text:span text:style-name="T156">Pour </text:span></text:span><text:span text:style-name="_5f_Caractères"><text:span text:style-name="T55">x</text:span></text:span><text:span text:style-name="_5f_Caractères"><text:span text:style-name="T40"> </text:span></text:span><text:span text:style-name="_5f_Caractères"><text:span text:style-name="T34">= 8 </text:span></text:span><text:span text:style-name="_5f_Caractères"><text:span text:style-name="T156">:</text:span></text:span></text:h>
      <text:h text:style-name="P31" text:outline-level="1"><text:span text:style-name="_5f_Caractères"><text:span text:style-name="T155">D’une part : </text:span></text:span><text:span text:style-name="_5f_Caractères"><text:span text:style-name="T157">3</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7">8</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24</text:span></text:span></text:h>
      <text:h text:style-name="P31" text:outline-level="1"><text:span text:style-name="_5f_Caractères"><text:span text:style-name="T155">D’autre part : </text:span></text:span><text:span text:style-name="_5f_Caractères"><text:span text:style-name="T157">2</text:span></text:span><text:span text:style-name="_5f_Caractères"><text:span text:style-name="T54">x</text:span></text:span><text:span text:style-name="_5f_Caractères"><text:span text:style-name="T55"> </text:span></text:span><text:span text:style-name="_5f_Caractères"><text:span text:style-name="T130">+</text:span></text:span><text:span text:style-name="_5f_Caractères"><text:span text:style-name="T128"> </text:span></text:span><text:span text:style-name="_5f_Caractères"><text:span text:style-name="T127">10</text:span></text:span><text:span text:style-name="_5f_Caractères"><text:span text:style-name="T128"> </text:span></text:span><text:span text:style-name="_5f_Caractères"><text:span text:style-name="T127">=</text:span></text:span><text:span text:style-name="_5f_Caractères"><text:span text:style-name="T128"> 2 </text:span></text:span><text:span text:style-name="_5f_Caractères"><text:span text:style-name="T89">×</text:span></text:span><text:span text:style-name="_5f_Caractères"><text:span text:style-name="T90"> </text:span></text:span><text:span text:style-name="_5f_Caractères"><text:span text:style-name="T127">8</text:span></text:span><text:span text:style-name="_5f_Caractères"><text:span text:style-name="T128"> </text:span></text:span><text:span text:style-name="_5f_Caractères"><text:span text:style-name="T130">+</text:span></text:span><text:span text:style-name="_5f_Caractères"><text:span text:style-name="T131"> </text:span></text:span><text:span text:style-name="_5f_Caractères"><text:span text:style-name="T127">10</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16</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10</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26</text:span></text:span></text:h>
      <text:h text:style-name="P31" text:outline-level="1"><text:span text:style-name="_5f_Caractères"><text:span text:style-name="T92">Donc p</text:span></text:span><text:span text:style-name="_5f_Caractères"><text:span text:style-name="T127">our </text:span></text:span><text:span text:style-name="_5f_Caractères"><text:span text:style-name="T54">x</text:span></text:span><text:span text:style-name="_5f_Caractères"><text:span text:style-name="T40"> </text:span></text:span><text:span text:style-name="_5f_Caractères"><text:span text:style-name="T33">=</text:span></text:span><text:span text:style-name="_5f_Caractères"><text:span text:style-name="T34"> 8</text:span></text:span><text:span text:style-name="_5f_Caractères"><text:span text:style-name="T127">, l’égalité </text:span></text:span><text:span text:style-name="_5f_Caractères"><text:span text:style-name="T92">3</text:span></text:span><text:span text:style-name="_5f_Caractères"><text:span text:style-name="T54">x</text:span></text:span><text:span text:style-name="_5f_Caractères"><text:span text:style-name="T55"> </text:span></text:span><text:span text:style-name="_5f_Caractères"><text:span text:style-name="T33">=</text:span></text:span><text:span text:style-name="_5f_Caractères"><text:span text:style-name="T34"> </text:span></text:span><text:span text:style-name="_5f_Caractères"><text:span text:style-name="T92">2</text:span></text:span><text:span text:style-name="_5f_Caractères"><text:span text:style-name="T54">x</text:span></text:span><text:span text:style-name="_5f_Caractères"><text:span text:style-name="T55"> </text:span></text:span><text:span text:style-name="_5f_Caractères"><text:span text:style-name="T130">+</text:span></text:span><text:span text:style-name="_5f_Caractères"><text:span text:style-name="T128"> </text:span></text:span><text:span text:style-name="_5f_Caractères"><text:span text:style-name="T127">10 </text:span></text:span><text:span text:style-name="_5f_Caractères"><text:span text:style-name="T129">n’</text:span></text:span><text:span text:style-name="_5f_Caractères"><text:span text:style-name="T127">est </text:span></text:span><text:span text:style-name="_5f_Caractères"><text:span text:style-name="T129">pas vérifiée</text:span></text:span><text:span text:style-name="_5f_Caractères"><text:span text:style-name="T127">.</text:span></text:span></text:h>
      <text:h text:style-name="P31" text:outline-level="1"><text:span text:style-name="_5f_Caractères"><text:span text:style-name="T156">Pour </text:span></text:span><text:span text:style-name="_5f_Caractères"><text:span text:style-name="T55">x</text:span></text:span><text:span text:style-name="_5f_Caractères"><text:span text:style-name="T40"> </text:span></text:span><text:span text:style-name="_5f_Caractères"><text:span text:style-name="T34">= 10 </text:span></text:span><text:span text:style-name="_5f_Caractères"><text:span text:style-name="T156">:</text:span></text:span></text:h>
      <text:h text:style-name="P31" text:outline-level="1"><text:span text:style-name="_5f_Caractères"><text:span text:style-name="T155">D’une part : </text:span></text:span><text:span text:style-name="_5f_Caractères"><text:span text:style-name="T157">3</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8">10 </text:span></text:span><text:span text:style-name="_5f_Caractères"><text:span text:style-name="T127">=</text:span></text:span><text:span text:style-name="_5f_Caractères"><text:span text:style-name="T128"> 30</text:span></text:span></text:h>
      <text:h text:style-name="P31" text:outline-level="1"><text:span text:style-name="_5f_Caractères"><text:span text:style-name="T155">D’autre part : </text:span></text:span><text:span text:style-name="_5f_Caractères"><text:span text:style-name="T157">2</text:span></text:span><text:span text:style-name="_5f_Caractères"><text:span text:style-name="T54">x</text:span></text:span><text:span text:style-name="_5f_Caractères"><text:span text:style-name="T55"> </text:span></text:span><text:span text:style-name="_5f_Caractères"><text:span text:style-name="T130">+</text:span></text:span><text:span text:style-name="_5f_Caractères"><text:span text:style-name="T128"> </text:span></text:span><text:span text:style-name="_5f_Caractères"><text:span text:style-name="T127">10</text:span></text:span><text:span text:style-name="_5f_Caractères"><text:span text:style-name="T128"> </text:span></text:span><text:span text:style-name="_5f_Caractères"><text:span text:style-name="T127">=</text:span></text:span><text:span text:style-name="_5f_Caractères"><text:span text:style-name="T128"> 2 </text:span></text:span><text:span text:style-name="_5f_Caractères"><text:span text:style-name="T89">×</text:span></text:span><text:span text:style-name="_5f_Caractères"><text:span text:style-name="T90"> </text:span></text:span><text:span text:style-name="_5f_Caractères"><text:span text:style-name="T128">10 </text:span></text:span><text:span text:style-name="_5f_Caractères"><text:span text:style-name="T130">+</text:span></text:span><text:span text:style-name="_5f_Caractères"><text:span text:style-name="T131"> </text:span></text:span><text:span text:style-name="_5f_Caractères"><text:span text:style-name="T127">10</text:span></text:span><text:span text:style-name="_5f_Caractères"><text:span text:style-name="T128"> </text:span></text:span><text:span text:style-name="_5f_Caractères"><text:span text:style-name="T127">=</text:span></text:span><text:span text:style-name="_5f_Caractères"><text:span text:style-name="T128"> 20 </text:span></text:span><text:span text:style-name="_5f_Caractères"><text:span text:style-name="T130">+</text:span></text:span><text:span text:style-name="_5f_Caractères"><text:span text:style-name="T128"> </text:span></text:span><text:span text:style-name="_5f_Caractères"><text:span text:style-name="T127">10</text:span></text:span><text:span text:style-name="_5f_Caractères"><text:span text:style-name="T128"> </text:span></text:span><text:span text:style-name="_5f_Caractères"><text:span text:style-name="T127">=</text:span></text:span><text:span text:style-name="_5f_Caractères"><text:span text:style-name="T128"> 30</text:span></text:span></text:h>
      <text:h text:style-name="P31" text:outline-level="1"><text:span text:style-name="_5f_Caractères"><text:span text:style-name="T92">Donc p</text:span></text:span><text:span text:style-name="_5f_Caractères"><text:span text:style-name="T127">our </text:span></text:span><text:span text:style-name="_5f_Caractères"><text:span text:style-name="T54">x</text:span></text:span><text:span text:style-name="_5f_Caractères"><text:span text:style-name="T40"> </text:span></text:span><text:span text:style-name="_5f_Caractères"><text:span text:style-name="T33">=</text:span></text:span><text:span text:style-name="_5f_Caractères"><text:span text:style-name="T34"> 8</text:span></text:span><text:span text:style-name="_5f_Caractères"><text:span text:style-name="T127">, l’égalité </text:span></text:span><text:span text:style-name="_5f_Caractères"><text:span text:style-name="T92">3</text:span></text:span><text:span text:style-name="_5f_Caractères"><text:span text:style-name="T54">x</text:span></text:span><text:span text:style-name="_5f_Caractères"><text:span text:style-name="T55"> </text:span></text:span><text:span text:style-name="_5f_Caractères"><text:span text:style-name="T33">=</text:span></text:span><text:span text:style-name="_5f_Caractères"><text:span text:style-name="T34"> </text:span></text:span><text:span text:style-name="_5f_Caractères"><text:span text:style-name="T92">2</text:span></text:span><text:span text:style-name="_5f_Caractères"><text:span text:style-name="T54">x</text:span></text:span><text:span text:style-name="_5f_Caractères"><text:span text:style-name="T55"> </text:span></text:span><text:span text:style-name="_5f_Caractères"><text:span text:style-name="T130">+</text:span></text:span><text:span text:style-name="_5f_Caractères"><text:span text:style-name="T128"> </text:span></text:span><text:span text:style-name="_5f_Caractères"><text:span text:style-name="T127">10 est </text:span></text:span><text:span text:style-name="_5f_Caractères"><text:span text:style-name="T129">vérifiée</text:span></text:span><text:span text:style-name="_5f_Caractères"><text:span text:style-name="T127">.</text:span></text:span></text:h>
      <text:list text:continue-numbering="true" text:style-name="_5f_Numérotation_20_des_20_exercices">
        <text:list-item>
          <text:list>
            <text:list-item>
              <text:p text:style-name="P47"><text:span text:style-name="_5f_Caractères">Comment choisir </text:span><text:span text:style-name="_5f_Caractères"><text:span text:style-name="T41">x</text:span></text:span><text:span text:style-name="_5f_Caractères"> pour que le périmètre du triangle soit égal au périmètre du rectangle ?</text:span></text:p>
            </text:list-item>
          </text:list>
        </text:list-item>
      </text:list>
      <text:h text:style-name="P31" text:outline-level="1"><text:span text:style-name="_5f_Caractères"><text:span text:style-name="T160">On peut</text:span></text:span><text:span text:style-name="_5f_Caractères"><text:span text:style-name="T158"> choisir </text:span></text:span><text:span text:style-name="_5f_Caractères"><text:span text:style-name="T54">x</text:span></text:span><text:span text:style-name="_5f_Caractères"><text:span text:style-name="T55"> </text:span></text:span><text:span text:style-name="_5f_Caractères"><text:span text:style-name="T158">=</text:span></text:span><text:span text:style-name="_5f_Caractères"><text:span text:style-name="T159"> </text:span></text:span><text:span text:style-name="_5f_Caractères"><text:span text:style-name="T158">10</text:span></text:span></text:h>
      <text:list text:continue-list="list104860049589857" text:style-name="_5f_Numérotation_20_des_20_exercices">
        <text:list-header>
          <text:h text:style-name="P66" text:outline-level="1"/>
        </text:list-header>
        <text:list-item>
          <text:h text:style-name="P67" text:outline-level="1"><text:soft-page-break/><text:span text:style-name="T97">Soit l’égalité </text:span><text:span text:style-name="_5f_Caractères"><text:span text:style-name="T44">x</text:span></text:span><text:span text:style-name="T106">2</text:span><text:span text:style-name="T112"> </text:span><text:span text:style-name="T114">–</text:span><text:span text:style-name="T113"> </text:span><text:span text:style-name="T110">3</text:span><text:span text:style-name="_5f_Caractères"><text:span text:style-name="T59">x</text:span></text:span><text:span text:style-name="_5f_Caractères"><text:span text:style-name="T63"> </text:span></text:span><text:span text:style-name="_5f_Caractères"><text:span text:style-name="T72">+</text:span></text:span><text:span text:style-name="_5f_Caractères"><text:span text:style-name="T65"> </text:span></text:span><text:span text:style-name="T110">2</text:span><text:span text:style-name="T112"> </text:span><text:span text:style-name="T110">=</text:span><text:span text:style-name="T112"> </text:span><text:span text:style-name="T110">3</text:span><text:span text:style-name="_5f_Caractères"><text:span text:style-name="T59">x</text:span></text:span><text:span text:style-name="_5f_Caractères"><text:span text:style-name="T60"> </text:span></text:span><text:span text:style-name="_5f_Caractères"><text:span text:style-name="T74">–</text:span></text:span><text:span text:style-name="T112"> </text:span><text:span text:style-name="T110">6</text:span></text:h>
          <text:list>
            <text:list-item>
              <text:p text:style-name="P53">Teste cette égalité pour <text:span text:style-name="_5f_Caractères"><text:span text:style-name="T43">x</text:span></text:span><text:span text:style-name="_5f_Caractères"><text:span text:style-name="T45"> </text:span></text:span><text:span text:style-name="T98">=</text:span><text:span text:style-name="T100"> </text:span><text:span text:style-name="T98">2</text:span><text:span text:style-name="T102"> </text:span><text:span text:style-name="T98">:</text:span></text:p>
            </text:list-item>
          </text:list>
        </text:list-item>
      </text:list>
      <text:h text:style-name="P32" text:outline-level="1"><text:span text:style-name="_5f_Caractères"><text:span text:style-name="T155">D’une part :</text:span></text:span></text:h>
      <text:h text:style-name="P33" text:outline-level="1"><text:span text:style-name="_5f_Caractères"><text:span text:style-name="T56">x</text:span></text:span><text:span text:style-name="_5f_Caractères"><text:span text:style-name="T109">2</text:span></text:span><text:span text:style-name="_5f_Caractères"><text:span text:style-name="T115"> </text:span></text:span><text:span text:style-name="_5f_Caractères"><text:span text:style-name="T68">−</text:span></text:span><text:span text:style-name="_5f_Caractères"><text:span text:style-name="T69"> </text:span></text:span><text:span text:style-name="_5f_Caractères"><text:span text:style-name="T116">3</text:span></text:span><text:span text:style-name="_5f_Caractères"><text:span text:style-name="T62">x</text:span></text:span><text:span text:style-name="_5f_Caractères"><text:span text:style-name="T64"> </text:span></text:span><text:span text:style-name="_5f_Caractères"><text:span text:style-name="T118">+</text:span></text:span><text:span text:style-name="_5f_Caractères"><text:span text:style-name="T119"> </text:span></text:span><text:span text:style-name="_5f_Caractères"><text:span text:style-name="T117">2</text:span></text:span><text:span text:style-name="_5f_Caractères"><text:span text:style-name="T156"> </text:span></text:span><text:span text:style-name="_5f_Caractères"><text:span text:style-name="T127">=</text:span></text:span><text:span text:style-name="_5f_Caractères"><text:span text:style-name="T128"> </text:span></text:span><text:span text:style-name="_5f_Caractères"><text:span text:style-name="T127">2²</text:span></text:span><text:span text:style-name="_5f_Caractères"><text:span text:style-name="T128"> </text:span></text:span><text:span text:style-name="_5f_Caractères"><text:span text:style-name="T6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128"> </text:span></text:span><text:span text:style-name="_5f_Caractères"><text:span text:style-name="T127">2</text:span></text:span><text:span text:style-name="_5f_Caractères"><text:span text:style-name="T128"> </text:span></text:span><text:span text:style-name="_5f_Caractères"><text:span text:style-name="T135">+</text:span></text:span><text:span text:style-name="_5f_Caractères"><text:span text:style-name="T136"> </text:span></text:span><text:span text:style-name="_5f_Caractères"><text:span text:style-name="T127">2</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4</text:span></text:span><text:span text:style-name="_5f_Caractères"><text:span text:style-name="T128">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35">+</text:span></text:span><text:span text:style-name="_5f_Caractères"><text:span text:style-name="T128"> </text:span></text:span><text:span text:style-name="_5f_Caractères"><text:span text:style-name="T127">2</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0</text:span></text:span></text:h>
      <text:h text:style-name="P33" text:outline-level="1"><text:span text:style-name="_5f_Caractères"><text:span text:style-name="T155">D’autre part : </text:span></text:span><text:span text:style-name="_5f_Caractères"><text:span text:style-name="T157">3</text:span></text:span><text:span text:style-name="_5f_Caractères"><text:span text:style-name="T54">x</text:span></text:span><text:span text:style-name="_5f_Caractères"><text:span text:style-name="T55">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128"> </text:span></text:span><text:span text:style-name="_5f_Caractères"><text:span text:style-name="T127">2</text:span></text:span><text:span text:style-name="_5f_Caractères"><text:span text:style-name="T128">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0</text:span></text:span></text:h>
      <text:h text:style-name="P33" text:outline-level="1"><text:span text:style-name="_5f_Caractères"><text:span text:style-name="T91">Donc </text:span></text:span><text:span text:style-name="_5f_Caractères"><text:span text:style-name="T127">l’égalité est vraie pour </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text:span></text:span><text:span text:style-name="_5f_Caractères"><text:span text:style-name="T127">2.</text:span></text:span></text:h>
      <text:list text:continue-numbering="true" text:style-name="_5f_Numérotation_20_des_20_exercices">
        <text:list-item>
          <text:list>
            <text:list-item>
              <text:p text:style-name="P53">Teste cette égalité pour <text:span text:style-name="_5f_Caractères"><text:span text:style-name="T43">x</text:span></text:span><text:span text:style-name="T98"> = 4</text:span><text:span text:style-name="T102"> </text:span><text:span text:style-name="T98">:</text:span></text:p>
            </text:list-item>
          </text:list>
        </text:list-item>
      </text:list>
      <text:h text:style-name="P33" text:outline-level="1"><text:span text:style-name="_5f_Caractères"><text:span text:style-name="T155">D’une part :</text:span></text:span></text:h>
      <text:h text:style-name="P33" text:outline-level="1"><text:span text:style-name="_5f_Caractères"><text:span text:style-name="T56">x</text:span></text:span><text:span text:style-name="_5f_Caractères"><text:span text:style-name="T109">2</text:span></text:span><text:span text:style-name="_5f_Caractères"><text:span text:style-name="T115"> </text:span></text:span><text:span text:style-name="_5f_Caractères"><text:span text:style-name="T68">−</text:span></text:span><text:span text:style-name="_5f_Caractères"><text:span text:style-name="T69"> </text:span></text:span><text:span text:style-name="_5f_Caractères"><text:span text:style-name="T116">3</text:span></text:span><text:span text:style-name="_5f_Caractères"><text:span text:style-name="T62">x</text:span></text:span><text:span text:style-name="_5f_Caractères"><text:span text:style-name="T64"> </text:span></text:span><text:span text:style-name="_5f_Caractères"><text:span text:style-name="T118">+</text:span></text:span><text:span text:style-name="_5f_Caractères"><text:span text:style-name="T119"> </text:span></text:span><text:span text:style-name="_5f_Caractères"><text:span text:style-name="T117">2</text:span></text:span><text:span text:style-name="_5f_Caractères"><text:span text:style-name="T156"> </text:span></text:span><text:span text:style-name="_5f_Caractères"><text:span text:style-name="T127">=</text:span></text:span><text:span text:style-name="_5f_Caractères"><text:span text:style-name="T128"> 4</text:span></text:span><text:span text:style-name="_5f_Caractères"><text:span text:style-name="T127">²</text:span></text:span><text:span text:style-name="_5f_Caractères"><text:span text:style-name="T128"> </text:span></text:span><text:span text:style-name="_5f_Caractères"><text:span text:style-name="T6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8">4 </text:span></text:span><text:span text:style-name="_5f_Caractères"><text:span text:style-name="T135">+</text:span></text:span><text:span text:style-name="_5f_Caractères"><text:span text:style-name="T136"> </text:span></text:span><text:span text:style-name="_5f_Caractères"><text:span text:style-name="T127">2</text:span></text:span><text:span text:style-name="_5f_Caractères"><text:span text:style-name="T128"> </text:span></text:span><text:span text:style-name="_5f_Caractères"><text:span text:style-name="T127">=</text:span></text:span><text:span text:style-name="_5f_Caractères"><text:span text:style-name="T128"> 16 </text:span></text:span><text:span text:style-name="_5f_Caractères"><text:span text:style-name="T68">−</text:span></text:span><text:span text:style-name="_5f_Caractères"><text:span text:style-name="T128"> 12 </text:span></text:span><text:span text:style-name="_5f_Caractères"><text:span text:style-name="T135">+</text:span></text:span><text:span text:style-name="_5f_Caractères"><text:span text:style-name="T128"> </text:span></text:span><text:span text:style-name="_5f_Caractères"><text:span text:style-name="T127">2</text:span></text:span><text:span text:style-name="_5f_Caractères"><text:span text:style-name="T128"> </text:span></text:span><text:span text:style-name="_5f_Caractères"><text:span text:style-name="T127">=</text:span></text:span><text:span text:style-name="_5f_Caractères"><text:span text:style-name="T128"> 6</text:span></text:span></text:h>
      <text:h text:style-name="P33" text:outline-level="1"><text:span text:style-name="_5f_Caractères"><text:span text:style-name="T155">D’autre part : </text:span></text:span><text:span text:style-name="_5f_Caractères"><text:span text:style-name="T157">3</text:span></text:span><text:span text:style-name="_5f_Caractères"><text:span text:style-name="T54">x</text:span></text:span><text:span text:style-name="_5f_Caractères"><text:span text:style-name="T55">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128">4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27">=</text:span></text:span><text:span text:style-name="_5f_Caractères"><text:span text:style-name="T128"> 6</text:span></text:span></text:h>
      <text:h text:style-name="P33" text:outline-level="1"><text:span text:style-name="_5f_Caractères"><text:span text:style-name="T91">Donc </text:span></text:span><text:span text:style-name="_5f_Caractères"><text:span text:style-name="T127">l’égalité est vraie pour </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4</text:span></text:span><text:span text:style-name="_5f_Caractères"><text:span text:style-name="T127">.</text:span></text:span></text:h>
      <text:list text:continue-numbering="true" text:style-name="_5f_Numérotation_20_des_20_exercices">
        <text:list-item>
          <text:list>
            <text:list-item>
              <text:p text:style-name="P55">Quelle conjecture pourrais-tu émettre ?</text:p>
            </text:list-item>
          </text:list>
        </text:list-item>
      </text:list>
      <text:h text:style-name="_5f_Paragraphe_5f_Correction" text:outline-level="1">L’égalité semble toujours vraie.</text:h>
      <text:list text:continue-numbering="true" text:style-name="_5f_Numérotation_20_des_20_exercices">
        <text:list-item>
          <text:list>
            <text:list-item>
              <text:p text:style-name="P54">Teste cette égalité pour <text:span text:style-name="_5f_Caractères"><text:span text:style-name="T43">x</text:span></text:span><text:span text:style-name="_5f_Caractères"><text:span text:style-name="T45"> </text:span></text:span><text:span text:style-name="T98">=</text:span><text:span text:style-name="T100"> </text:span><text:span text:style-name="T98">3</text:span><text:span text:style-name="T102"> </text:span><text:span text:style-name="T98">:</text:span></text:p>
            </text:list-item>
          </text:list>
        </text:list-item>
      </text:list>
      <text:h text:style-name="P32" text:outline-level="1"><text:span text:style-name="_5f_Caractères"><text:span text:style-name="T155">D’une part :</text:span></text:span></text:h>
      <text:h text:style-name="P33" text:outline-level="1"><text:span text:style-name="_5f_Caractères"><text:span text:style-name="T56">x</text:span></text:span><text:span text:style-name="_5f_Caractères"><text:span text:style-name="T109">2</text:span></text:span><text:span text:style-name="_5f_Caractères"><text:span text:style-name="T115"> </text:span></text:span><text:span text:style-name="_5f_Caractères"><text:span text:style-name="T68">−</text:span></text:span><text:span text:style-name="_5f_Caractères"><text:span text:style-name="T69"> </text:span></text:span><text:span text:style-name="_5f_Caractères"><text:span text:style-name="T116">3</text:span></text:span><text:span text:style-name="_5f_Caractères"><text:span text:style-name="T62">x</text:span></text:span><text:span text:style-name="_5f_Caractères"><text:span text:style-name="T64"> </text:span></text:span><text:span text:style-name="_5f_Caractères"><text:span text:style-name="T118">+</text:span></text:span><text:span text:style-name="_5f_Caractères"><text:span text:style-name="T119"> </text:span></text:span><text:span text:style-name="_5f_Caractères"><text:span text:style-name="T117">2</text:span></text:span><text:span text:style-name="_5f_Caractères"><text:span text:style-name="T156"> </text:span></text:span><text:span text:style-name="_5f_Caractères"><text:span text:style-name="T127">=</text:span></text:span><text:span text:style-name="_5f_Caractères"><text:span text:style-name="T128"> 3</text:span></text:span><text:span text:style-name="_5f_Caractères"><text:span text:style-name="T127">²</text:span></text:span><text:span text:style-name="_5f_Caractères"><text:span text:style-name="T128"> </text:span></text:span><text:span text:style-name="_5f_Caractères"><text:span text:style-name="T6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93">3</text:span></text:span><text:span text:style-name="_5f_Caractères"><text:span text:style-name="T128"> </text:span></text:span><text:span text:style-name="_5f_Caractères"><text:span text:style-name="T135">+</text:span></text:span><text:span text:style-name="_5f_Caractères"><text:span text:style-name="T136"> </text:span></text:span><text:span text:style-name="_5f_Caractères"><text:span text:style-name="T127">2</text:span></text:span><text:span text:style-name="_5f_Caractères"><text:span text:style-name="T128"> </text:span></text:span><text:span text:style-name="_5f_Caractères"><text:span text:style-name="T127">=</text:span></text:span><text:span text:style-name="_5f_Caractères"><text:span text:style-name="T128"> 9 </text:span></text:span><text:span text:style-name="_5f_Caractères"><text:span text:style-name="T68">−</text:span></text:span><text:span text:style-name="_5f_Caractères"><text:span text:style-name="T128"> 9 </text:span></text:span><text:span text:style-name="_5f_Caractères"><text:span text:style-name="T135">+</text:span></text:span><text:span text:style-name="_5f_Caractères"><text:span text:style-name="T128"> </text:span></text:span><text:span text:style-name="_5f_Caractères"><text:span text:style-name="T127">2</text:span></text:span><text:span text:style-name="_5f_Caractères"><text:span text:style-name="T128"> </text:span></text:span><text:span text:style-name="_5f_Caractères"><text:span text:style-name="T127">=</text:span></text:span><text:span text:style-name="_5f_Caractères"><text:span text:style-name="T128"> 2</text:span></text:span></text:h>
      <text:h text:style-name="P33" text:outline-level="1"><text:span text:style-name="_5f_Caractères"><text:span text:style-name="T155">D’autre part : </text:span></text:span><text:span text:style-name="_5f_Caractères"><text:span text:style-name="T157">3</text:span></text:span><text:span text:style-name="_5f_Caractères"><text:span text:style-name="T54">x</text:span></text:span><text:span text:style-name="_5f_Caractères"><text:span text:style-name="T55">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27">=</text:span></text:span><text:span text:style-name="_5f_Caractères"><text:span text:style-name="T128">  </text:span></text:span><text:span text:style-name="_5f_Caractères"><text:span text:style-name="T127">3</text:span></text:span><text:span text:style-name="_5f_Caractères"><text:span text:style-name="T128"> </text:span></text:span><text:span text:style-name="_5f_Caractères"><text:span text:style-name="T89">×</text:span></text:span><text:span text:style-name="_5f_Caractères"><text:span text:style-name="T90"> </text:span></text:span><text:span text:style-name="_5f_Caractères"><text:span text:style-name="T93">3</text:span></text:span><text:span text:style-name="_5f_Caractères"><text:span text:style-name="T128"> </text:span></text:span><text:span text:style-name="_5f_Caractères"><text:span text:style-name="T68">−</text:span></text:span><text:span text:style-name="_5f_Caractères"><text:span text:style-name="T128"> </text:span></text:span><text:span text:style-name="_5f_Caractères"><text:span text:style-name="T127">6</text:span></text:span><text:span text:style-name="_5f_Caractères"><text:span text:style-name="T128"> </text:span></text:span><text:span text:style-name="_5f_Caractères"><text:span text:style-name="T127">=</text:span></text:span><text:span text:style-name="_5f_Caractères"><text:span text:style-name="T128"> 3</text:span></text:span></text:h>
      <text:h text:style-name="P33" text:outline-level="1"><text:span text:style-name="_5f_Caractères"><text:span text:style-name="T91">Donc </text:span></text:span><text:span text:style-name="_5f_Caractères"><text:span text:style-name="T127">l’égalité est </text:span></text:span><text:span text:style-name="_5f_Caractères"><text:span text:style-name="T128">fauss</text:span></text:span><text:span text:style-name="_5f_Caractères"><text:span text:style-name="T127">e pour </text:span></text:span><text:span text:style-name="_5f_Caractères"><text:span text:style-name="T54">x</text:span></text:span><text:span text:style-name="_5f_Caractères"><text:span text:style-name="T55"> </text:span></text:span><text:span text:style-name="_5f_Caractères"><text:span text:style-name="T127">=</text:span></text:span><text:span text:style-name="_5f_Caractères"><text:span text:style-name="T128"> 3</text:span></text:span><text:span text:style-name="_5f_Caractères"><text:span text:style-name="T127">.</text:span></text:span></text:h>
      <text:list xml:id="list104859541845544" text:continue-numbering="true" text:style-name="_5f_Numérotation_20_des_20_exercices">
        <text:list-item>
          <text:list>
            <text:list-item>
              <text:p text:style-name="P52"><text:span text:style-name="T121">Qu’en conclu</text:span><text:span text:style-name="T165">s-tu</text:span><text:span text:style-name="T121"> ?</text:span></text:p>
              <text:p text:style-name="P56">Notre conjecture est fausse.</text:p>
            </text:list-item>
          </text:list>
        </text:list-item>
        <text:list-item>
          <text:h text:style-name="P64" text:outline-level="1"><text:span text:style-name="T97">Voici quatre égalités. Associe à chacune la(les) valeur(s) de </text:span><text:span text:style-name="_5f_Caractères"><text:span text:style-name="T44">x</text:span></text:span><text:span text:style-name="T101"> pour laquelle(lesquelles) elle est v</text:span><text:span text:style-name="T103">érifié</text:span><text:span text:style-name="T101">e</text:span><text:span text:style-name="T102"> </text:span><text:span text:style-name="T101">:</text:span></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h text:style-name="P26" text:outline-level="1"><text:span text:style-name="_5f_Caractères"><text:span text:style-name="T120">2(</text:span></text:span><text:span text:style-name="_5f_Caractères"><text:span text:style-name="T49">x</text:span></text:span><text:span text:style-name="_5f_Caractères"><text:span text:style-name="T50"> </text:span></text:span><text:span text:style-name="_5f_Caractères"><text:span text:style-name="T86">+</text:span></text:span><text:span text:style-name="_5f_Caractères"><text:span text:style-name="T105"> </text:span></text:span><text:span text:style-name="_5f_Caractères"><text:span text:style-name="T104">4)</text:span></text:span><text:span text:style-name="_5f_Caractères"><text:span text:style-name="T105"> </text:span></text:span><text:span text:style-name="_5f_Caractères"><text:span text:style-name="T104">=</text:span></text:span><text:span text:style-name="_5f_Caractères"><text:span text:style-name="T105"> </text:span></text:span><text:span text:style-name="_5f_Caractères"><text:span text:style-name="T104">3</text:span></text:span><text:span text:style-name="_5f_Caractères"><text:span text:style-name="T51">x</text:span></text:span><text:span text:style-name="_5f_Caractères"><text:span text:style-name="T31"> </text:span></text:span><text:span text:style-name="_5f_Caractères"><text:span text:style-name="T86">+</text:span></text:span><text:span text:style-name="_5f_Caractères"><text:span text:style-name="T83"> </text:span></text:span><text:span text:style-name="_5f_Caractères"><text:span text:style-name="T104">7</text:span></text:span></text:h>
          </table:table-cell>
          <table:table-cell table:style-name="Tableau4.B1" office:value-type="string">
            <text:list text:style-name="List_20_1">
              <text:list-item>
                <text:h text:style-name="P44" text:outline-level="1"><draw:line text:anchor-type="paragraph" draw:z-index="3" draw:name="Ligne 4" draw:style-name="gr25" draw:text-style-name="P86" svg:x1="0.191cm" svg:y1="0.307cm" svg:x2="0.847cm" svg:y2="0.307cm"><text:p/></draw:line><text:span text:style-name="_5f_Caractères"/></text:h>
              </text:list-item>
            </text:list>
          </table:table-cell>
          <table:table-cell table:style-name="Tableau4.C1" office:value-type="string">
            <text:list text:continue-numbering="true" text:style-name="List_20_1">
              <text:list-item>
                <text:h text:style-name="P45" text:outline-level="1"><text:span text:style-name="_5f_Caractères"/></text:h>
              </text:list-item>
            </text:list>
          </table:table-cell>
          <table:table-cell table:style-name="Tableau4.D1" office:value-type="string">
            <text:p text:style-name="P24"><text:span text:style-name="_5f_Caractères"><text:span text:style-name="T46">x</text:span></text:span><text:span text:style-name="_5f_Caractères"><text:span text:style-name="T32"> </text:span></text:span><text:span text:style-name="_5f_Caractères"><text:span text:style-name="T99">=</text:span></text:span><text:span text:style-name="_5f_Caractères"><text:span text:style-name="T100"> </text:span></text:span><text:span text:style-name="_5f_Caractères"><text:span text:style-name="T99">1</text:span></text:span></text:p>
          </table:table-cell>
        </table:table-row>
        <table:table-row table:style-name="Tableau4.1">
          <table:table-cell table:style-name="Tableau4.A2" office:value-type="string">
            <text:h text:style-name="P26" text:outline-level="1"><text:span text:style-name="_5f_Caractères"><text:span text:style-name="T104">(</text:span></text:span><text:span text:style-name="_5f_Caractères"><text:span text:style-name="T53">x</text:span></text:span><text:span text:style-name="_5f_Caractères"><text:span text:style-name="T37"> </text:span></text:span><text:span text:style-name="_5f_Caractères"><text:span text:style-name="T77">–</text:span></text:span><text:span text:style-name="_5f_Caractères"><text:span text:style-name="T122"> </text:span></text:span><text:span text:style-name="_5f_Caractères"><text:span text:style-name="T104">3)(</text:span></text:span><text:span text:style-name="_5f_Caractères"><text:span text:style-name="T51">x</text:span></text:span><text:span text:style-name="_5f_Caractères"><text:span text:style-name="T31"> </text:span></text:span><text:span text:style-name="_5f_Caractères"><text:span text:style-name="T77">–</text:span></text:span><text:span text:style-name="_5f_Caractères"><text:span text:style-name="T122"> </text:span></text:span><text:span text:style-name="_5f_Caractères"><text:span text:style-name="T104">2)</text:span></text:span><text:span text:style-name="_5f_Caractères"><text:span text:style-name="T105"> </text:span></text:span><text:span text:style-name="_5f_Caractères"><text:span text:style-name="T104">=</text:span></text:span><text:span text:style-name="_5f_Caractères"><text:span text:style-name="T105"> </text:span></text:span><text:span text:style-name="_5f_Caractères"><text:span text:style-name="T104">5</text:span></text:span><text:span text:style-name="_5f_Caractères"><text:span text:style-name="T51">x</text:span></text:span><text:span text:style-name="_5f_Caractères"><text:span text:style-name="T52"> </text:span></text:span><text:span text:style-name="_5f_Caractères"><text:span text:style-name="T77">–</text:span></text:span><text:span text:style-name="_5f_Caractères"><text:span text:style-name="T122"> </text:span></text:span><text:span text:style-name="_5f_Caractères"><text:span text:style-name="T104">18</text:span></text:span></text:h>
          </table:table-cell>
          <table:table-cell table:style-name="Tableau4.B2" office:value-type="string">
            <text:list text:continue-numbering="true" text:style-name="List_20_1">
              <text:list-item>
                <text:h text:style-name="P44" text:outline-level="1"><draw:line text:anchor-type="paragraph" draw:z-index="0" draw:name="Ligne 1" draw:style-name="gr25" draw:text-style-name="P86" svg:x1="0.212cm" svg:y1="0.36cm" svg:x2="0.873cm" svg:y2="1.085cm"><text:p/></draw:line><draw:line text:anchor-type="paragraph" draw:z-index="2" draw:name="Ligne 3" draw:style-name="gr25" draw:text-style-name="P86" svg:x1="0.178cm" svg:y1="1.854cm" svg:x2="0.873cm" svg:y2="0.36cm"><text:p/></draw:line><text:span text:style-name="_5f_Caractères"/></text:h>
              </text:list-item>
            </text:list>
          </table:table-cell>
          <table:table-cell table:style-name="Tableau4.C2" office:value-type="string">
            <text:list text:continue-numbering="true" text:style-name="List_20_1">
              <text:list-item>
                <text:h text:style-name="P45" text:outline-level="1"><text:span text:style-name="_5f_Caractères"/></text:h>
              </text:list-item>
            </text:list>
          </table:table-cell>
          <table:table-cell table:style-name="Tableau4.D2" office:value-type="string">
            <text:p text:style-name="P24"><text:span text:style-name="_5f_Caractères"><text:span text:style-name="T46">x</text:span></text:span><text:span text:style-name="_5f_Caractères"><text:span text:style-name="T32"> </text:span></text:span><text:span text:style-name="_5f_Caractères"><text:span text:style-name="T99">=</text:span></text:span><text:span text:style-name="_5f_Caractères"><text:span text:style-name="T100"> </text:span></text:span><text:span text:style-name="_5f_Caractères"><text:span text:style-name="T99">4</text:span></text:span></text:p>
          </table:table-cell>
        </table:table-row>
        <table:table-row table:style-name="Tableau4.1">
          <table:table-cell table:style-name="Tableau4.A2" office:value-type="string">
            <text:h text:style-name="P26" text:outline-level="1"><text:span text:style-name="_5f_Caractères"><text:span text:style-name="T104">10</text:span></text:span><text:span text:style-name="_5f_Caractères"><text:span text:style-name="T51">x</text:span></text:span><text:span text:style-name="_5f_Caractères"><text:span text:style-name="T37"> </text:span></text:span><text:span text:style-name="_5f_Caractères"><text:span text:style-name="T86">+</text:span></text:span><text:span text:style-name="_5f_Caractères"><text:span text:style-name="T84"> </text:span></text:span><text:span text:style-name="_5f_Caractères"><text:span text:style-name="T104">9</text:span></text:span><text:span text:style-name="_5f_Caractères"><text:span text:style-name="T105"> </text:span></text:span><text:span text:style-name="_5f_Caractères"><text:span text:style-name="T104">=</text:span></text:span><text:span text:style-name="_5f_Caractères"><text:span text:style-name="T105"> </text:span></text:span><text:span text:style-name="_5f_Caractères"><text:span text:style-name="T104">12</text:span></text:span><text:span text:style-name="_5f_Caractères"><text:span text:style-name="T51">x</text:span></text:span><text:span text:style-name="_5f_Caractères"><text:span text:style-name="T31"> </text:span></text:span><text:span text:style-name="_5f_Caractères"><text:span text:style-name="T77">–</text:span></text:span><text:span text:style-name="_5f_Caractères"><text:span text:style-name="T122"> </text:span></text:span><text:span text:style-name="_5f_Caractères"><text:span text:style-name="T104">7</text:span></text:span></text:h>
          </table:table-cell>
          <table:table-cell table:style-name="Tableau4.B3" office:value-type="string">
            <text:list text:continue-numbering="true" text:style-name="List_20_1">
              <text:list-item>
                <text:h text:style-name="P44" text:outline-level="1"><draw:line text:anchor-type="paragraph" draw:z-index="1" draw:name="Ligne 2" draw:style-name="gr25" draw:text-style-name="P86" svg:x1="0.178cm" svg:y1="0.411cm" svg:x2="0.878cm" svg:y2="1.117cm"><text:p/></draw:line><text:span text:style-name="_5f_Caractères"/></text:h>
              </text:list-item>
            </text:list>
          </table:table-cell>
          <table:table-cell table:style-name="Tableau4.C3" office:value-type="string">
            <text:list text:continue-numbering="true" text:style-name="List_20_1">
              <text:list-item>
                <text:h text:style-name="P45" text:outline-level="1"><text:span text:style-name="_5f_Caractères"/></text:h>
              </text:list-item>
            </text:list>
          </table:table-cell>
          <table:table-cell table:style-name="Tableau4.D2" office:value-type="string">
            <text:p text:style-name="P24"><text:span text:style-name="_5f_Caractères"><text:span text:style-name="T46">x</text:span></text:span><text:span text:style-name="_5f_Caractères"><text:span text:style-name="T32"> </text:span></text:span><text:span text:style-name="_5f_Caractères"><text:span text:style-name="T99">=</text:span></text:span><text:span text:style-name="_5f_Caractères"><text:span text:style-name="T100"> </text:span></text:span><text:span text:style-name="_5f_Caractères"><text:span text:style-name="T99">6</text:span></text:span></text:p>
          </table:table-cell>
        </table:table-row>
        <table:table-row table:style-name="Tableau4.1">
          <table:table-cell table:style-name="Tableau4.A2" office:value-type="string">
            <text:h text:style-name="P26" text:outline-level="1"><text:span text:style-name="_5f_Caractères"><text:span text:style-name="T120">3(5</text:span></text:span><text:span text:style-name="_5f_Caractères"><text:span text:style-name="T49">x</text:span></text:span><text:span text:style-name="_5f_Caractères"><text:span text:style-name="T31"> </text:span></text:span><text:span text:style-name="_5f_Caractères"><text:span text:style-name="T86">+</text:span></text:span><text:span text:style-name="_5f_Caractères"><text:span text:style-name="T83"> </text:span></text:span><text:span text:style-name="_5f_Caractères"><text:span text:style-name="T104">4)</text:span></text:span><text:span text:style-name="_5f_Caractères"><text:span text:style-name="T105"> </text:span></text:span><text:span text:style-name="_5f_Caractères"><text:span text:style-name="T86">+</text:span></text:span><text:span text:style-name="_5f_Caractères"><text:span text:style-name="T122"> </text:span></text:span><text:span text:style-name="_5f_Caractères"><text:span text:style-name="T104">6</text:span></text:span><text:span text:style-name="_5f_Caractères"><text:span text:style-name="T105"> </text:span></text:span><text:span text:style-name="_5f_Caractères"><text:span text:style-name="T104">=</text:span></text:span><text:span text:style-name="_5f_Caractères"><text:span text:style-name="T105"> </text:span></text:span><text:span text:style-name="_5f_Caractères"><text:span text:style-name="T104">2(9</text:span></text:span><text:span text:style-name="_5f_Caractères"><text:span text:style-name="T51">x</text:span></text:span><text:span text:style-name="_5f_Caractères"><text:span text:style-name="T31"> </text:span></text:span><text:span text:style-name="_5f_Caractères"><text:span text:style-name="T86">+</text:span></text:span><text:span text:style-name="_5f_Caractères"><text:span text:style-name="T83"> </text:span></text:span><text:span text:style-name="_5f_Caractères"><text:span text:style-name="T104">3)</text:span></text:span></text:h>
          </table:table-cell>
          <table:table-cell table:style-name="Tableau4.B4" office:value-type="string">
            <text:list text:continue-numbering="true" text:style-name="List_20_1">
              <text:list-item>
                <text:h text:style-name="P44" text:outline-level="1"><text:span text:style-name="_5f_Caractères"/></text:h>
              </text:list-item>
            </text:list>
          </table:table-cell>
          <table:table-cell table:style-name="Tableau4.C4" office:value-type="string">
            <text:list text:continue-numbering="true" text:style-name="List_20_1">
              <text:list-item>
                <text:h text:style-name="P45" text:outline-level="1"><text:span text:style-name="_5f_Caractères"/></text:h>
              </text:list-item>
            </text:list>
          </table:table-cell>
          <table:table-cell table:style-name="Tableau4.D2" office:value-type="string">
            <text:p text:style-name="P24"><text:span text:style-name="_5f_Caractères"><text:span text:style-name="T47">x</text:span></text:span><text:span text:style-name="_5f_Caractères"><text:span text:style-name="T48"> </text:span></text:span><text:span text:style-name="_5f_Caractères"><text:span text:style-name="T99">=</text:span></text:span><text:span text:style-name="_5f_Caractères"><text:span text:style-name="T100"> </text:span></text:span><text:span text:style-name="_5f_Caractères"><text:span text:style-name="T99">8</text:span></text:span></text:p>
          </table:table-cell>
        </table:table-row>
      </table:table>
      <text:list text:continue-list="list104859541845544" text:style-name="_5f_Numérotation_20_des_20_exercices">
        <text:list-header>
          <text:h text:style-name="P62" text:outline-level="1"><text:span text:style-name="_5f_Caractères"/></text:h>
        </text:list-header>
        <text:list-item>
          <text:h text:style-name="P61" text:outline-level="1"><text:span text:style-name="_5f_Caractères">Ne pas se fier aux apparences</text:span></text:h>
        </text:list-item>
      </text:list>
      <text:h text:style-name="P23" text:outline-level="1"><text:span text:style-name="_5f_Caractères"><text:span text:style-name="T121">Soit l’égalité suivante :</text:span></text:span></text:h>
      <text:h text:style-name="P27" text:outline-level="1"><text:span text:style-name="_5f_Caractères"><text:span text:style-name="T121">(</text:span></text:span><text:span text:style-name="_5f_Caractères"><text:span text:style-name="T42">x</text:span></text:span><text:span text:style-name="_5f_Caractères"><text:span text:style-name="T107">2</text:span></text:span><text:span text:style-name="_5f_Caractères"><text:span text:style-name="T108"> </text:span></text:span><text:span text:style-name="_5f_Caractères"><text:span text:style-name="T77">–</text:span></text:span><text:span text:style-name="_5f_Caractères"><text:span text:style-name="T113"> </text:span></text:span><text:span text:style-name="_5f_Caractères"><text:span text:style-name="T111">3</text:span></text:span><text:span text:style-name="_5f_Caractères"><text:span text:style-name="T61">x</text:span></text:span><text:span text:style-name="_5f_Caractères"><text:span text:style-name="T67"> </text:span></text:span><text:span text:style-name="_5f_Caractères"><text:span text:style-name="T73">+</text:span></text:span><text:span text:style-name="_5f_Caractères"><text:span text:style-name="T65"> </text:span></text:span><text:span text:style-name="_5f_Caractères"><text:span text:style-name="T111">2)(</text:span></text:span><text:span text:style-name="_5f_Caractères"><text:span text:style-name="T61">x</text:span></text:span><text:span text:style-name="_5f_Caractères"><text:span text:style-name="T107">2</text:span></text:span><text:span text:style-name="_5f_Caractères"><text:span text:style-name="T108"> </text:span></text:span><text:span text:style-name="_5f_Caractères"><text:span text:style-name="T77">–</text:span></text:span><text:span text:style-name="_5f_Caractères"><text:span text:style-name="T66"> </text:span></text:span><text:span text:style-name="_5f_Caractères"><text:span text:style-name="T111">7</text:span></text:span><text:span text:style-name="_5f_Caractères"><text:span text:style-name="T61">x</text:span></text:span><text:span text:style-name="_5f_Caractères"><text:span text:style-name="T67"> </text:span></text:span><text:span text:style-name="_5f_Caractères"><text:span text:style-name="T73">+</text:span></text:span><text:span text:style-name="_5f_Caractères"><text:span text:style-name="T65"> </text:span></text:span><text:span text:style-name="_5f_Caractères"><text:span text:style-name="T111">12)(</text:span></text:span><text:span text:style-name="_5f_Caractères"><text:span text:style-name="T61">x</text:span></text:span><text:span text:style-name="_5f_Caractères"><text:span text:style-name="T107">2</text:span></text:span><text:span text:style-name="_5f_Caractères"><text:span text:style-name="T108"> </text:span></text:span><text:span text:style-name="_5f_Caractères"><text:span text:style-name="T77">–</text:span></text:span><text:span text:style-name="_5f_Caractères"><text:span text:style-name="T113"> </text:span></text:span><text:span text:style-name="_5f_Caractères"><text:span text:style-name="T111">11</text:span></text:span><text:span text:style-name="_5f_Caractères"><text:span text:style-name="T61">x</text:span></text:span><text:span text:style-name="_5f_Caractères"><text:span text:style-name="T67"> </text:span></text:span><text:span text:style-name="_5f_Caractères"><text:span text:style-name="T73">+</text:span></text:span><text:span text:style-name="_5f_Caractères"><text:span text:style-name="T65"> </text:span></text:span><text:span text:style-name="_5f_Caractères"><text:span text:style-name="T111">30)(</text:span></text:span><text:span text:style-name="_5f_Caractères"><text:span text:style-name="T61">x</text:span></text:span><text:span text:style-name="_5f_Caractères"><text:span text:style-name="T67"> </text:span></text:span><text:span text:style-name="_5f_Caractères"><text:span text:style-name="T77">–</text:span></text:span><text:span text:style-name="_5f_Caractères"><text:span text:style-name="T113"> </text:span></text:span><text:span text:style-name="_5f_Caractères"><text:span text:style-name="T111">7)</text:span></text:span><text:span text:style-name="_5f_Caractères"><text:span text:style-name="T112"> </text:span></text:span><text:span text:style-name="_5f_Caractères"><text:span text:style-name="T111">=</text:span></text:span><text:span text:style-name="_5f_Caractères"><text:span text:style-name="T112"> </text:span></text:span><text:span text:style-name="_5f_Caractères"><text:span text:style-name="T111">0</text:span></text:span></text:h>
      <text:list text:continue-numbering="true" text:style-name="_5f_Numérotation_20_des_20_exercices">
        <text:list-item>
          <text:list>
            <text:list-item>
              <text:p text:style-name="P58">Teste cette égalité pour <text:span text:style-name="T125">tous </text:span>les <text:span text:style-name="T125">nombres </text:span>entiers <text:span text:style-name="T125">compris entre</text:span> 1 <text:span text:style-name="T125">et</text:span> 7 <text:span text:style-name="T126">inclus</text:span> :</text:p>
            </text:list-item>
          </text:list>
        </text:list-item>
      </text:list>
      <text:h text:style-name="P32" text:outline-level="1"><text:span text:style-name="_5f_Caractères"><text:span text:style-name="T138">(</text:span></text:span><text:span text:style-name="_5f_Caractères"><text:span text:style-name="T139">1</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8">3</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1</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1</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8">11</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1</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h text:style-name="P32" text:outline-level="1"><text:span text:style-name="_5f_Caractères"><text:span text:style-name="T138">(</text:span></text:span><text:span text:style-name="_5f_Caractères"><text:span text:style-name="T139">4</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6</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4</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5">1</text:span></text:span><text:span text:style-name="_5f_Caractères"><text:span text:style-name="T137">4</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4</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2</text:span></text:span><text:span text:style-name="_5f_Caractères"><text:span text:style-name="T144">2</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2</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h text:style-name="P32" text:outline-level="1"><text:span text:style-name="_5f_Caractères"><text:span text:style-name="T138">(</text:span></text:span><text:span text:style-name="_5f_Caractères"><text:span text:style-name="T139">9</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9</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9</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2</text:span></text:span><text:span text:style-name="_5f_Caractères"><text:span text:style-name="T137">1</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9</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3</text:span></text:span><text:span text:style-name="_5f_Caractères"><text:span text:style-name="T144">3</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3</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h text:style-name="P32" text:outline-level="1"><text:span text:style-name="_5f_Caractères"><text:span text:style-name="T138">(</text:span></text:span><text:span text:style-name="_5f_Caractères"><text:span text:style-name="T139">16</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12</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16</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7">28</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16</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44">44</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4</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h text:style-name="P32" text:outline-level="1"><text:span text:style-name="_5f_Caractères"><text:span text:style-name="T138">(</text:span></text:span><text:span text:style-name="_5f_Caractères"><text:span text:style-name="T139">25</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15</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25</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7">35</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25</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44">55</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5</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h text:style-name="P32" text:outline-level="1"><text:span text:style-name="_5f_Caractères"><text:span text:style-name="T138">(</text:span></text:span><text:span text:style-name="_5f_Caractères"><text:span text:style-name="T139">36</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18</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36</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7">42</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36</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44">66</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6</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h text:style-name="_5f_Paragraphe" text:outline-level="1"><text:span text:style-name="_5f_Caractères"><text:span text:style-name="T138">(</text:span></text:span><text:span text:style-name="_5f_Caractères"><text:span text:style-name="T139">49</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70">21</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2)(</text:span></text:span><text:span text:style-name="_5f_Caractères"><text:span text:style-name="T139">49</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37">49</text:span></text:span><text:span text:style-name="_5f_Caractères"><text:span text:style-name="T139"> </text:span></text:span><text:span text:style-name="_5f_Caractères"><text:span text:style-name="T145">+</text:span></text:span><text:span text:style-name="_5f_Caractères"><text:span text:style-name="T146"> </text:span></text:span><text:span text:style-name="_5f_Caractères"><text:span text:style-name="T138">12)(</text:span></text:span><text:span text:style-name="_5f_Caractères"><text:span text:style-name="T139">49</text:span></text:span><text:span text:style-name="_5f_Caractères"><text:span text:style-name="T150"> </text:span></text:span><text:span text:style-name="_5f_Caractères"><text:span text:style-name="T81">−</text:span></text:span><text:span text:style-name="_5f_Caractères"><text:span text:style-name="T82"> </text:span></text:span><text:span text:style-name="_5f_Caractères"><text:span text:style-name="T144">77</text:span></text:span><text:span text:style-name="_5f_Caractères"><text:span text:style-name="T71"> </text:span></text:span><text:span text:style-name="_5f_Caractères"><text:span text:style-name="T145">+</text:span></text:span><text:span text:style-name="_5f_Caractères"><text:span text:style-name="T146"> </text:span></text:span><text:span text:style-name="_5f_Caractères"><text:span text:style-name="T138">30)(</text:span></text:span><text:span text:style-name="_5f_Caractères"><text:span text:style-name="T139">7</text:span></text:span><text:span text:style-name="_5f_Caractères"><text:span text:style-name="T71"> </text:span></text:span><text:span text:style-name="_5f_Caractères"><text:span text:style-name="T81">−</text:span></text:span><text:span text:style-name="_5f_Caractères"><text:span text:style-name="T82"> </text:span></text:span><text:span text:style-name="_5f_Caractères"><text:span text:style-name="T138">7)</text:span></text:span><text:span text:style-name="_5f_Caractères"><text:span text:style-name="T140"> </text:span></text:span><text:span text:style-name="_5f_Caractères"><text:span text:style-name="T138">=</text:span></text:span><text:span text:style-name="_5f_Caractères"><text:span text:style-name="T140"> </text:span></text:span><text:span text:style-name="_5f_Caractères"><text:span text:style-name="T138">0</text:span></text:span></text:h>
      <text:list text:continue-numbering="true" text:style-name="_5f_Numérotation_20_des_20_exercices">
        <text:list-item>
          <text:list>
            <text:list-item>
              <text:p text:style-name="P58">Que semble-t-il se passer ?</text:p>
            </text:list-item>
          </text:list>
        </text:list-item>
      </text:list>
      <text:h text:style-name="_5f_Paragraphe_5f_Correction" text:outline-level="1"><text:span text:style-name="T148">L’égalité semble toujours v</text:span><text:span text:style-name="T149">érifié</text:span><text:span text:style-name="T148">e.</text:span></text:h>
      <text:list text:continue-numbering="true" text:style-name="_5f_Numérotation_20_des_20_exercices">
        <text:list-item>
          <text:list>
            <text:list-item>
              <text:p text:style-name="P59">Teste l’égalité pour <text:span text:style-name="_5f_Caractères"><text:span text:style-name="T43">x</text:span></text:span><text:span text:style-name="_5f_Caractères"><text:span text:style-name="T45"> </text:span></text:span><text:span text:style-name="T98">=</text:span><text:span text:style-name="T100"> </text:span><text:span text:style-name="T98">0,5 :</text:span></text:p>
            </text:list-item>
          </text:list>
        </text:list-item>
      </text:list>
      <text:h text:style-name="_5f_Paragraphe_5f_Correction" text:outline-level="1"><text:span text:style-name="_5f_Caractères"><text:span text:style-name="T138">(</text:span></text:span><text:span text:style-name="_5f_Caractères"><text:span text:style-name="T141">0,25</text:span></text:span><text:span text:style-name="_5f_Caractères"><text:span text:style-name="T81">−</text:span></text:span><text:span text:style-name="_5f_Caractères"><text:span text:style-name="T141">1,5</text:span></text:span><text:span text:style-name="_5f_Caractères"><text:span text:style-name="T145">+</text:span></text:span><text:span text:style-name="_5f_Caractères"><text:span text:style-name="T138">2)(</text:span></text:span><text:span text:style-name="_5f_Caractères"><text:span text:style-name="T141">0,25</text:span></text:span><text:span text:style-name="_5f_Caractères"><text:span text:style-name="T81">−</text:span></text:span><text:span text:style-name="_5f_Caractères"><text:span text:style-name="T141">3,5</text:span></text:span><text:span text:style-name="_5f_Caractères"><text:span text:style-name="T145">+</text:span></text:span><text:span text:style-name="_5f_Caractères"><text:span text:style-name="T138">12)(</text:span></text:span><text:span text:style-name="_5f_Caractères"><text:span text:style-name="T141">0,25</text:span></text:span><text:span text:style-name="_5f_Caractères"><text:span text:style-name="T81">−</text:span></text:span><text:span text:style-name="_5f_Caractères"><text:span text:style-name="T141">5,5</text:span></text:span><text:span text:style-name="_5f_Caractères"><text:span text:style-name="T145">+</text:span></text:span><text:span text:style-name="_5f_Caractères"><text:span text:style-name="T138">30)(</text:span></text:span><text:span text:style-name="_5f_Caractères"><text:span text:style-name="T141">0,5</text:span></text:span><text:span text:style-name="_5f_Caractères"><text:span text:style-name="T81">−</text:span></text:span><text:span text:style-name="_5f_Caractères"><text:span text:style-name="T138">7) </text:span></text:span><text:span text:style-name="_5f_Caractères"><text:span text:style-name="T140"> </text:span></text:span><text:span text:style-name="_5f_Caractères"><text:span text:style-name="T147">≠</text:span></text:span><text:span text:style-name="_5f_Caractères"><text:span text:style-name="T140"> </text:span></text:span><text:span text:style-name="_5f_Caractères"><text:span text:style-name="T138">0 </text:span></text:span><text:span text:style-name="_5f_Caractères"><text:span text:style-name="T143">car </text:span></text:span><text:span text:style-name="_5f_Caractères"><text:span text:style-name="T142">aucun facteur n’est nul !</text:span></text:span></text:h>
      <text:list text:continue-numbering="true" text:style-name="_5f_Numérotation_20_des_20_exercices">
        <text:list-item>
          <text:list>
            <text:list-item>
              <text:p text:style-name="P51"><text:span text:style-name="T121">Qu’en conclu</text:span><text:span text:style-name="T165">s-tu</text:span><text:span text:style-name="T121"> ?</text:span></text:p>
              <text:p text:style-name="P57">Notre conjecture est fauss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1"/>
      </text:list-level-style-bullet>
      <text:list-level-style-bullet text:level="2" text:style-name="Bullet_20_Symbols" loext:num-list-format="%2%" text:bullet-char="●">
        <style:list-level-properties text:space-before="2.306cm" text:min-label-width="0.4cm"/>
        <style:text-properties style:font-name="OpenSymbol1"/>
      </text:list-level-style-bullet>
      <text:list-level-style-bullet text:level="3" text:style-name="Bullet_20_Symbols" loext:num-list-format="%3%" text:bullet-char="●">
        <style:list-level-properties text:space-before="2.704cm" text:min-label-width="0.4cm"/>
        <style:text-properties style:font-name="OpenSymbol1"/>
      </text:list-level-style-bullet>
      <text:list-level-style-bullet text:level="4" text:style-name="Bullet_20_Symbols" loext:num-list-format="%4%" text:bullet-char="●">
        <style:list-level-properties text:space-before="3.105cm" text:min-label-width="0.4cm"/>
        <style:text-properties style:font-name="OpenSymbol1"/>
      </text:list-level-style-bullet>
      <text:list-level-style-bullet text:level="5" text:style-name="Bullet_20_Symbols" loext:num-list-format="%5%" text:bullet-char="●">
        <style:list-level-properties text:space-before="3.505cm" text:min-label-width="0.4cm"/>
        <style:text-properties style:font-name="OpenSymbol1"/>
      </text:list-level-style-bullet>
      <text:list-level-style-bullet text:level="6" text:style-name="Bullet_20_Symbols" loext:num-list-format="%6%" text:bullet-char="●">
        <style:list-level-properties text:space-before="3.906cm" text:min-label-width="0.4cm"/>
        <style:text-properties style:font-name="OpenSymbol1"/>
      </text:list-level-style-bullet>
      <text:list-level-style-bullet text:level="7" text:style-name="Bullet_20_Symbols" loext:num-list-format="%7%" text:bullet-char="●">
        <style:list-level-properties text:space-before="4.304cm" text:min-label-width="0.4cm"/>
        <style:text-properties style:font-name="OpenSymbol1"/>
      </text:list-level-style-bullet>
      <text:list-level-style-bullet text:level="8" text:style-name="Bullet_20_Symbols" loext:num-list-format="%8%" text:bullet-char="●">
        <style:list-level-properties text:space-before="4.705cm" text:min-label-width="0.4cm"/>
        <style:text-properties style:font-name="OpenSymbol1"/>
      </text:list-level-style-bullet>
      <text:list-level-style-bullet text:level="9" text:style-name="Bullet_20_Symbols" loext:num-list-format="%9%" text:bullet-char="●">
        <style:list-level-properties text:space-before="5.105cm" text:min-label-width="0.4cm"/>
        <style:text-properties style:font-name="OpenSymbol1"/>
      </text:list-level-style-bullet>
      <text:list-level-style-bullet text:level="10" text:style-name="Bullet_20_Symbols" loext:num-list-format="%10%"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45c78" officeooo:paragraph-rsid="00a45c78"/>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bf89b" officeooo:paragraph-rsid="00abf89b"/>
    </style:style>
    <style:style style:name="MP7" style:family="paragraph" style:parent-style-name="_5f_Footer_20_page_20_paire_20__28_G_29_">
      <style:text-properties officeooo:rsid="00a88c53" officeooo:paragraph-rsid="00a88c53"/>
    </style:style>
    <style:style style:name="MP8" style:family="paragraph" style:parent-style-name="_5f_Footer_20_page_20_impaire_20__28_D_29_">
      <style:text-properties officeooo:rsid="00abf89b" officeooo:paragraph-rsid="00abf89b"/>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7" fo:font-size="9pt" officeooo:rsid="02768590" fo:background-color="transparent" loext:char-shading-value="0"/>
    </style:style>
    <style:style style:name="MT27" style:family="text">
      <style:text-properties fo:text-transform="uppercase" fo:color="#808080" loext:opacity="100%" style:font-name="Bitstream Vera Sans7" fo:font-size="9pt" officeooo:rsid="008d016c" fo:background-color="transparent" loext:char-shading-value="0"/>
    </style:style>
    <style:style style:name="MT28" style:family="text">
      <style:text-properties fo:text-transform="uppercase" fo:color="#808080" loext:opacity="100%" style:font-name="Bitstream Vera Sans7"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path text:anchor-type="paragraph" draw:z-index="33" draw:name="Shape1_11" draw:style-name="Mgr1" draw:text-style-name="MP2" svg:width="4.329cm" svg:height="2.24cm" svg:x="-1.499cm" svg:y="-1cm" svg:viewBox="0 0 4330 2241" svg:d="M0 2241l3984-288c209-15 363-168 345-342l-170-1611h-4159z"><text:p/></draw:path><draw:g text:anchor-type="paragraph" draw:z-index="27"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34" draw:name="Shape8_4" draw:style-name="Mgr4" draw:text-style-name="MP5" svg:width="2.703cm" svg:height="0.715cm" draw:transform="rotate (0.0872664625997165) translate (-0.172861111111111cm 0.218722222222222cm)"><draw:text-box><text:p text:style-name="MP4"><text:span text:style-name="MT1">Série 4</text:span></text:p></draw:text-box></draw:frame><draw:line text:anchor-type="paragraph" draw:z-index="35" draw:name="Shape3_9" draw:style-name="Mgr5" draw:text-style-name="MP4" svg:x1="16.023cm" svg:y1="0.36cm" svg:x2="20.496cm" svg:y2="0.36cm"><text:p/></draw:line>Tester une égalité</text:p>
      </style:header>
      <style:header-left>
        <text:p text:style-name="MP6"><draw:path text:anchor-type="paragraph" draw:z-index="37" draw:name="Shape1_ 1" draw:style-name="Mgr1" draw:text-style-name="MP2" svg:width="4.329cm" svg:height="2.24cm" svg:x="-1.499cm" svg:y="-1cm" svg:viewBox="0 0 4330 2241" svg:d="M0 2241l3984-288c209-15 363-168 345-342l-170-1611h-4159z"><text:p/></draw:path><draw:g text:anchor-type="paragraph" draw:z-index="28" draw:name="Shape4_ 3" draw:style-name="Mgr2"><draw:path draw:style-name="Mgr3" draw:text-style-name="MP3" svg:width="0.855cm" svg:height="1.172cm" svg:x="-0.272cm" svg:y="27.525cm" svg:viewBox="0 0 856 1173" svg:d="M856 1173h-856v-991c0-100 79-182 175-182h505c97 0 176 82 176 182z"><text:p/></draw:path></draw:g><draw:frame text:anchor-type="paragraph" draw:z-index="38" draw:name="Shape8_ 2" draw:style-name="Mgr4" draw:text-style-name="MP5" svg:width="2.703cm" svg:height="0.715cm" draw:transform="rotate (0.0872664625997165) translate (-0.172861111111111cm 0.218722222222222cm)"><draw:text-box><text:p text:style-name="MP4"><text:span text:style-name="MT1">Série 4</text:span></text:p></draw:text-box></draw:frame><draw:line text:anchor-type="paragraph" draw:z-index="39" draw:name="Shape3_ 3" draw:style-name="Mgr5" draw:text-style-name="MP4" svg:x1="16.023cm" svg:y1="0.36cm" svg:x2="20.496cm" svg:y2="0.36cm"><text:p/></draw:line>Tester une égalité</text:p>
      </style:header-left>
      <style:footer>
        <text:h text:style-name="_5f_Footer_20_page_20_impaire_20__28_D_29_" text:outline-level="1"><draw:frame draw:style-name="Mfr1" draw:name="Frame5" text:anchor-type="paragraph" svg:x="13.469cm" svg:y="0.044cm" draw:z-index="36"><draw:text-box fo:min-height="0.499cm" fo:min-width="3.769cm"><text:h text:style-name="MP7"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40"><draw:text-box fo:min-height="0.7cm" fo:min-width="5.073cm"><text:h text:style-name="MP8" text:outline-level="1">calcul littéral : initiation</text:h></draw:text-box></draw:frame><text:span text:style-name="_5f_Caractères_5f_gras_5f_Blanc"><text:page-number text:select-page="current">2</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7" draw:name="Shape3_6" draw:style-name="Mgr6" draw:text-style-name="MP4" svg:x1="15.12cm" svg:y1="0.36cm" svg:x2="20.496cm" svg:y2="0.36cm"><text:p/></draw:line><draw:frame text:anchor-type="paragraph" draw:z-index="98"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29"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30" draw:name="Shape1_18" draw:style-name="Mgr7" draw:text-style-name="MP10" svg:width="4.329cm" svg:height="2.24cm" svg:x="-1.499cm" svg:y="-1cm" svg:viewBox="0 0 4330 2241" svg:d="M0 2241l3984-288c209-15 363-168 345-342l-170-1611h-4159z"><text:p/></draw:path><draw:frame text:anchor-type="paragraph" draw:z-index="31"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32"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5"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6"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91" draw:name="Shape1_8" draw:style-name="Mgr7" draw:text-style-name="MP10" svg:width="4.329cm" svg:height="2.24cm" svg:x="-1.499cm" svg:y="-1cm" svg:viewBox="0 0 4330 2241" svg:d="M0 2241l3984-288c209-15 363-168 345-342l-170-1611h-4159z"><text:p/></draw:path><draw:line text:anchor-type="paragraph" draw:z-index="92" draw:name="Shape3_7" draw:style-name="Mgr6" draw:text-style-name="MP4" svg:x1="15.423cm" svg:y1="0.36cm" svg:x2="20.496cm" svg:y2="0.36cm"><text:p/></draw:line><draw:frame text:anchor-type="paragraph" draw:z-index="93"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94" draw:name="Shape1_1" draw:style-name="Mgr7" draw:text-style-name="MP10" svg:width="4.329cm" svg:height="2.24cm" svg:x="-1.499cm" svg:y="-1cm" svg:viewBox="0 0 4330 2241" svg:d="M0 2241l3984-288c209-15 363-168 345-342l-170-1611h-4159z"><text:p/></draw:path><draw:frame text:anchor-type="paragraph" draw:z-index="95"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6"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23"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4"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85"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10" draw:style-name="Mgr1" draw:text-style-name="MP2" svg:width="4.329cm" svg:height="2.24cm" svg:x="-1.499cm" svg:y="-1cm" svg:viewBox="0 0 4330 2241" svg:d="M0 2241l3984-288c209-15 363-168 345-342l-170-1611h-4159z"><text:p/></draw:path><draw:line text:anchor-type="paragraph" draw:z-index="87"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88" draw:name="Shape3_3" draw:style-name="Mgr5" draw:text-style-name="MP4" svg:x1="14.728cm" svg:y1="0.36cm" svg:x2="20.496cm" svg:y2="0.36cm"><text:p/></draw:line><draw:frame text:anchor-type="paragraph" draw:z-index="89"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0"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21"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22"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9" draw:name="Shape3_1" draw:style-name="Mgr10" draw:text-style-name="MP4" svg:x1="13.831cm" svg:y1="0.355cm" svg:x2="20.497cm" svg:y2="0.36cm"><text:p/></draw:line><draw:frame text:anchor-type="paragraph" draw:z-index="80"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82" draw:name="Shape3_ 2" draw:style-name="Mgr10" draw:text-style-name="MP4" svg:x1="16.704cm" svg:y1="0.36cm" svg:x2="20.496cm" svg:y2="0.36cm"><text:p/></draw:line><draw:path text:anchor-type="paragraph" draw:z-index="83" draw:name="Shape1_4" draw:style-name="Mgr11" draw:text-style-name="MP18" svg:width="4.329cm" svg:height="2.24cm" svg:x="-1.499cm" svg:y="-1cm" svg:viewBox="0 0 4330 2241" svg:d="M0 2241l3984-288c209-15 363-168 345-342l-170-1611h-4159z"><text:p/></draw:path><draw:frame text:anchor-type="paragraph" draw:z-index="84"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9"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20"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71" draw:name="Shape3_ 1" draw:style-name="Mgr10" draw:text-style-name="MP4" svg:x1="16.704cm" svg:y1="0.36cm" svg:x2="20.496cm" svg:y2="0.36cm"><text:p/></draw:line><draw:path text:anchor-type="paragraph" draw:z-index="72" draw:name="Shape1_5" draw:style-name="Mgr11" draw:text-style-name="MP18" svg:width="4.329cm" svg:height="2.24cm" svg:x="-1.499cm" svg:y="-1cm" svg:viewBox="0 0 4330 2241" svg:d="M0 2241l3984-288c209-15 363-168 345-342l-170-1611h-4159z"><text:p/></draw:path><draw:frame text:anchor-type="paragraph" draw:z-index="74"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75" draw:name="Shape3_5" draw:style-name="Mgr10" draw:text-style-name="MP4" svg:width="2147483.646cm" svg:height="2147483.646cm" draw:transform="skewX (1.08420217346698E-019) rotate (-0.000872664625997355) translate (9652019767.38077cm -11060397130063.8cm)" svg:viewBox="0 0 2147483647 2147483647" draw:points="21505,2147483606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76" draw:name="Shape3_4" draw:style-name="Mgr10" draw:text-style-name="MP4" svg:x1="14.425cm" svg:y1="0.36cm" svg:x2="20.496cm" svg:y2="0.36cm"><text:p/></draw:line><draw:path text:anchor-type="paragraph" draw:z-index="77" draw:name="Shape1_6" draw:style-name="Mgr11" draw:text-style-name="MP18" svg:width="4.329cm" svg:height="2.24cm" svg:x="-1.499cm" svg:y="-1cm" svg:viewBox="0 0 4330 2241" svg:d="M0 2241l3984-288c209-15 363-168 345-342l-170-1611h-4159z"><text:p/></draw:path><draw:frame text:anchor-type="paragraph" draw:z-index="78"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6"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7"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8"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57" draw:name="Shape3_16" draw:style-name="Mgr13" draw:text-style-name="MP4" svg:x1="12.52cm" svg:y1="0.36cm" svg:x2="20.496cm" svg:y2="0.36cm"><text:p/></draw:line><draw:path text:anchor-type="paragraph" draw:z-index="58" draw:name="Shape1_19" draw:style-name="Mgr14" draw:text-style-name="MP28" svg:width="4.329cm" svg:height="2.24cm" svg:x="-1.499cm" svg:y="-1cm" svg:viewBox="0 0 4330 2241" svg:d="M0 2241l3984-288c209-15 363-168 345-342l-170-1611h-4159z"><text:p/></draw:path><draw:line text:anchor-type="paragraph" draw:z-index="59" draw:name="Shape3_19" draw:style-name="Mgr13" draw:text-style-name="MP4" svg:x1="12.52cm" svg:y1="0.36cm" svg:x2="20.496cm" svg:y2="0.36cm"><text:p/></draw:line><draw:line text:anchor-type="paragraph" draw:z-index="60" draw:name="Shape3_20" draw:style-name="Mgr13" draw:text-style-name="MP4" svg:x1="12.52cm" svg:y1="0.36cm" svg:x2="20.496cm" svg:y2="0.36cm"><text:p/></draw:line><draw:frame text:anchor-type="paragraph" draw:z-index="61"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2" draw:name="Shape1_15" draw:style-name="Mgr14" draw:text-style-name="MP28" svg:width="4.329cm" svg:height="2.24cm" svg:x="-1.499cm" svg:y="-1cm" svg:viewBox="0 0 4330 2241" svg:d="M0 2241l3984-288c209-15 363-168 345-342l-170-1611h-4159z"><text:p/></draw:path><draw:frame text:anchor-type="paragraph" draw:z-index="63"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64" draw:name="Shape3_15" draw:style-name="Mgr13" draw:text-style-name="MP4" svg:x1="12.52cm" svg:y1="0.36cm" svg:x2="20.496cm" svg:y2="0.36cm"><text:p/></draw:line><draw:path text:anchor-type="paragraph" draw:z-index="65" draw:name="Shape1_17" draw:style-name="Mgr14" draw:text-style-name="MP28" svg:width="4.329cm" svg:height="2.24cm" svg:x="-1.499cm" svg:y="-1cm" svg:viewBox="0 0 4330 2241" svg:d="M0 2241l3984-288c209-15 363-168 345-342l-170-1611h-4159z"><text:p/></draw:path><draw:line text:anchor-type="paragraph" draw:z-index="66" draw:name="Shape3_17" draw:style-name="Mgr13" draw:text-style-name="MP4" svg:x1="12.52cm" svg:y1="0.36cm" svg:x2="20.496cm" svg:y2="0.36cm"><text:p/></draw:line><draw:line text:anchor-type="paragraph" draw:z-index="67" draw:name="Shape3_18" draw:style-name="Mgr13" draw:text-style-name="MP4" svg:x1="12.52cm" svg:y1="0.36cm" svg:x2="20.496cm" svg:y2="0.36cm"><text:p/></draw:line><draw:frame text:anchor-type="paragraph" draw:z-index="68"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9" draw:name="Shape1_16" draw:style-name="Mgr14" draw:text-style-name="MP28" svg:width="4.329cm" svg:height="2.24cm" svg:x="-1.499cm" svg:y="-1cm" svg:viewBox="0 0 4330 2241" svg:d="M0 2241l3984-288c209-15 363-168 345-342l-170-1611h-4159z"><text:p/></draw:path><draw:frame text:anchor-type="paragraph" draw:z-index="70"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4"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5"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49" draw:name="Shape1_12" draw:style-name="Mgr14" draw:text-style-name="MP28" svg:width="4.329cm" svg:height="2.24cm" svg:x="-1.499cm" svg:y="-1cm" svg:viewBox="0 0 4330 2241" svg:d="M0 2241l3984-288c209-15 363-168 345-342l-170-1611h-4159z"><text:p/></draw:path><draw:line text:anchor-type="paragraph" draw:z-index="50" draw:name="Shape3_10" draw:style-name="Mgr13" draw:text-style-name="MP4" svg:x1="12.52cm" svg:y1="0.36cm" svg:x2="20.496cm" svg:y2="0.36cm"><text:p/></draw:line><draw:line text:anchor-type="paragraph" draw:z-index="51" draw:name="Shape3_12" draw:style-name="Mgr13" draw:text-style-name="MP4" svg:x1="12.52cm" svg:y1="0.36cm" svg:x2="20.496cm" svg:y2="0.36cm"><text:p/></draw:line><draw:frame text:anchor-type="paragraph" draw:z-index="52"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53" draw:name="Shape3_14" draw:style-name="Mgr13" draw:text-style-name="MP4" svg:x1="12.52cm" svg:y1="0.36cm" svg:x2="20.496cm" svg:y2="0.36cm"><text:p/></draw:line><draw:path text:anchor-type="paragraph" draw:z-index="54" draw:name="Shape1_14" draw:style-name="Mgr14" draw:text-style-name="MP28" svg:width="4.329cm" svg:height="2.24cm" svg:x="-1.499cm" svg:y="-1cm" svg:viewBox="0 0 4330 2241" svg:d="M0 2241l3984-288c209-15 363-168 345-342l-170-1611h-4159z"><text:p/></draw:path><draw:line text:anchor-type="paragraph" draw:z-index="55" draw:name="Shape3_13" draw:style-name="Mgr13" draw:text-style-name="MP4" svg:x1="12.52cm" svg:y1="0.36cm" svg:x2="20.496cm" svg:y2="0.36cm"><text:p/></draw:line><draw:frame text:anchor-type="paragraph" draw:z-index="56"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12"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13"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45"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8" draw:name="Shape1_3" draw:style-name="Mgr16" draw:text-style-name="MP36" svg:width="4.329cm" svg:height="2.24cm" svg:x="-1.499cm" svg:y="-1cm" svg:viewBox="0 0 4330 2241" svg:d="M0 2241l3984-288c209-15 363-168 345-342l-170-1611h-4159z"><text:p/></draw:path><draw:line text:anchor-type="char" draw:z-index="46"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47"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0" draw:name="Shape1_9" draw:style-name="Mgr16" draw:text-style-name="MP36" svg:width="4.329cm" svg:height="2.24cm" svg:x="-1.499cm" svg:y="-0.991cm" svg:viewBox="0 0 4330 2241" svg:d="M0 2241l3984-288c209-15 363-168 345-342l-170-1611h-4159z"><text:p/></draw:path><draw:line text:anchor-type="char" draw:z-index="48"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9"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11"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42"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4" draw:name="Shape1_20" draw:style-name="Mgr16" draw:text-style-name="MP36" svg:width="4.329cm" svg:height="2.24cm" svg:x="-1.499cm" svg:y="-1cm" svg:viewBox="0 0 4330 2241" svg:d="M0 2241l3984-288c209-15 363-168 345-342l-170-1611h-4159z"><text:p/></draw:path><draw:line text:anchor-type="char" draw:z-index="41"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44"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21" draw:style-name="Mgr16" draw:text-style-name="MP36" svg:width="4.329cm" svg:height="2.24cm" svg:x="-1.499cm" svg:y="-0.991cm" svg:viewBox="0 0 4330 2241" svg:d="M0 2241l3984-288c209-15 363-168 345-342l-170-1611h-4159z"><text:p/></draw:path><draw:line text:anchor-type="char" draw:z-index="43"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5"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0</meta:editing-cycles>
    <meta:creation-date>2021-11-06T09:23:42.55</meta:creation-date>
    <meta:editing-duration>PT7H14M43S</meta:editing-duration>
    <meta:generator>LibreOffice/24.2.5.2$Windows_X86_64 LibreOffice_project/bffef4ea93e59bebbeaf7f431bb02b1a39ee8a59</meta:generator>
    <meta:initial-creator>isabelle aix</meta:initial-creator>
    <dc:date>2024-07-14T10:48:58.317000000</dc:date>
    <meta:print-date>2024-06-22T12:23:10.826392637</meta:print-date>
    <meta:printed-by>PDF files</meta:printed-by>
    <meta:document-statistic meta:table-count="1" meta:image-count="0" meta:object-count="0" meta:page-count="2" meta:paragraph-count="154" meta:word-count="1082" meta:character-count="4413" meta:non-whitespace-character-count="3475"/>
    <meta:user-defined meta:name="AppVersion">16.0000</meta:user-defined>
    <meta:template xlink:type="simple" xlink:actuate="onRequest" xlink:title="Modele_Cahier" xlink:href="../../../../../../../../../../../.config/libreoffice/4/user/template/Modele_Cahier.ott" meta:date="2023-11-11T20:49:47.573760932"/>
  </office:meta>
</office:document-meta>
</file>